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IL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bril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924.39" table:style-name="ce14">
            <text:p>3.924<text:s/></text:p>
          </table:table-cell>
          <table:table-cell office:value-type="float" office:value="812312.78" table:style-name="ce14">
            <text:p>812.313<text:s/></text:p>
          </table:table-cell>
          <table:table-cell office:value-type="float" office:value="64666592.060000002" table:style-name="ce14">
            <text:p>64.666.59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466105.670000002" table:style-name="ce14">
            <text:p>56.466.106<text:s/></text:p>
          </table:table-cell>
          <table:table-cell office:value-type="float" office:value="33222829.050000001" table:style-name="ce14">
            <text:p>33.222.829<text:s/></text:p>
          </table:table-cell>
          <table:table-cell office:value-type="float" office:value="3378781.53" table:style-name="ce14">
            <text:p>3.378.782<text:s/></text:p>
          </table:table-cell>
          <table:table-cell office:value-type="float" office:value="108783754.7" table:style-name="ce14">
            <text:p>108.783.755<text:s/></text:p>
          </table:table-cell>
          <table:table-cell office:value-type="float" office:value="22466647.899999999" table:style-name="ce14">
            <text:p>22.466.648<text:s/></text:p>
          </table:table-cell>
          <table:table-cell office:value-type="float" office:value="6115986.0499999998" table:style-name="ce14">
            <text:p>6.115.986<text:s/></text:p>
          </table:table-cell>
          <table:table-cell office:value-type="float" office:value="91830397.829999998" table:style-name="ce14">
            <text:p>91.830.398<text:s/></text:p>
          </table:table-cell>
          <table:table-cell office:value-type="float" office:value="93422.93" table:style-name="ce14">
            <text:p>93.423<text:s/></text:p>
          </table:table-cell>
          <table:table-cell office:value-type="float" office:value="2024498.26" table:style-name="ce14">
            <text:p>2.024.498<text:s/></text:p>
          </table:table-cell>
          <table:table-cell office:value-type="float" office:value="5176068.07" table:style-name="ce14">
            <text:p>5.176.068<text:s/></text:p>
          </table:table-cell>
          <table:table-cell office:value-type="float" office:value="6318989.1500000004" table:style-name="ce14">
            <text:p>6.318.989<text:s/></text:p>
          </table:table-cell>
          <table:table-cell office:value-type="float" office:value="82461152.719999999" table:style-name="ce14">
            <text:p>82.461.153<text:s/></text:p>
          </table:table-cell>
          <table:table-cell office:value-type="float" office:value="9839.7000000000007" table:style-name="ce14">
            <text:p>9.840<text:s/></text:p>
          </table:table-cell>
          <table:table-cell office:value-type="float" office:value="312349131.54000002" table:style-name="ce14">
            <text:p>312.349.132<text:s/></text:p>
          </table:table-cell>
          <table:table-cell office:value-type="float" office:value="176581100.25999999" table:style-name="ce14">
            <text:p>176.581.100<text:s/></text:p>
          </table:table-cell>
          <table:table-cell office:value-type="float" office:value="993578.53" table:style-name="ce14">
            <text:p>993.579<text:s/></text:p>
          </table:table-cell>
          <table:table-cell office:value-type="float" office:value="22111.07" table:style-name="ce14">
            <text:p>22.11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6550096.980000004" table:style-name="ce14">
            <text:p>76.550.097<text:s/></text:p>
          </table:table-cell>
          <table:table-cell office:value-type="float" office:value="554687729.40999997" table:style-name="ce14">
            <text:p>554.687.729<text:s/></text:p>
          </table:table-cell>
          <table:table-cell office:value-type="float" office:value="26194.880000000001" table:style-name="ce14">
            <text:p>26.195<text:s/></text:p>
          </table:table-cell>
          <table:table-cell office:value-type="float" office:value="1674609447.8199999" table:style-name="ce14">
            <text:p>1.674.609.448<text:s/></text:p>
          </table:table-cell>
          <table:table-cell office:value-type="float" office:value="174.99" table:style-name="ce14">
            <text:p>175<text:s/></text:p>
          </table:table-cell>
          <table:table-cell office:value-type="float" office:value="3279650868.2699995" table:style-name="ce15">
            <text:p>3.279.650.8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93.37" table:style-name="ce17">
            <text:p>1.593<text:s/></text:p>
          </table:table-cell>
          <table:table-cell office:value-type="float" office:value="-2.7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343.33" table:style-name="ce17">
            <text:p>343<text:s/></text:p>
          </table:table-cell>
          <table:table-cell office:value-type="float" office:value="-18.77" table:style-name="ce17">
            <text:p>(19)</text:p>
          </table:table-cell>
          <table:table-cell office:value-type="float" office:value="555.09" table:style-name="ce17">
            <text:p>555<text:s/></text:p>
          </table:table-cell>
          <table:table-cell office:value-type="float" office:value="46.68" table:style-name="ce17">
            <text:p>47<text:s/></text:p>
          </table:table-cell>
          <table:table-cell office:value-type="float" office:value="-2.66" table:style-name="ce17">
            <text:p>(3)</text:p>
          </table:table-cell>
          <table:table-cell office:value-type="float" office:value="4846.42" table:style-name="ce17">
            <text:p>4.846<text:s/></text:p>
          </table:table-cell>
          <table:table-cell office:value-type="float" office:value="-1307.73" table:style-name="ce17">
            <text:p>(1.308)</text:p>
          </table:table-cell>
          <table:table-cell office:value-type="float" office:value="-52.94" table:style-name="ce17">
            <text:p>(53)</text:p>
          </table:table-cell>
          <table:table-cell office:value-type="float" office:value="-4.55" table:style-name="ce17">
            <text:p>(5)</text:p>
          </table:table-cell>
          <table:table-cell office:value-type="float" office:value="522.34" table:style-name="ce17">
            <text:p>522<text:s/></text:p>
          </table:table-cell>
          <table:table-cell office:value-type="float" office:value="-454.31" table:style-name="ce17">
            <text:p>(454)</text:p>
          </table:table-cell>
          <table:table-cell office:value-type="float" office:value="4834.28" table:style-name="ce17">
            <text:p>4.834<text:s/></text:p>
          </table:table-cell>
          <table:table-cell office:value-type="float" office:value="1434.08" table:style-name="ce17">
            <text:p>1.434<text:s/></text:p>
          </table:table-cell>
          <table:table-cell office:value-type="float" office:value="-904.91" table:style-name="ce17">
            <text:p>(905)</text:p>
          </table:table-cell>
          <table:table-cell office:value-type="float" office:value="-636.22" table:style-name="ce17">
            <text:p>(636)</text:p>
          </table:table-cell>
          <table:table-cell office:value-type="float" office:value="-7.37" table:style-name="ce17">
            <text:p>(7)</text:p>
          </table:table-cell>
          <table:table-cell office:value-type="float" office:value="-34.85" table:style-name="ce17">
            <text:p>(35)</text:p>
          </table:table-cell>
          <table:table-cell office:value-type="float" office:value="0" table:style-name="ce17">
            <text:p>-<text:s/></text:p>
          </table:table-cell>
          <table:table-cell office:value-type="float" office:value="1490.81" table:style-name="ce17">
            <text:p>1.491<text:s/></text:p>
          </table:table-cell>
          <table:table-cell office:value-type="float" office:value="-1358.74" table:style-name="ce17">
            <text:p>(1.359)</text:p>
          </table:table-cell>
          <table:table-cell office:value-type="float" office:value="-1.22" table:style-name="ce17">
            <text:p>(1)</text:p>
          </table:table-cell>
          <table:table-cell office:value-type="float" office:value="48208.24" table:style-name="ce17">
            <text:p>48.208<text:s/></text:p>
          </table:table-cell>
          <table:table-cell office:value-type="float" office:value="-34.4" table:style-name="ce17">
            <text:p>(34)</text:p>
          </table:table-cell>
          <table:table-cell office:value-type="float" office:value="59053.27" table:style-name="ce18">
            <text:p>59.0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83846.69" table:style-name="ce17">
            <text:p>83.847<text:s/></text:p>
          </table:table-cell>
          <table:table-cell office:value-type="float" office:value="4204321.9400000004" table:style-name="ce17">
            <text:p>4.204.322<text:s/></text:p>
          </table:table-cell>
          <table:table-cell office:value-type="float" office:value="11992776.17" table:style-name="ce17">
            <text:p>11.992.776<text:s/></text:p>
          </table:table-cell>
          <table:table-cell office:value-type="float" office:value="46406.6" table:style-name="ce17">
            <text:p>46.407<text:s/></text:p>
          </table:table-cell>
          <table:table-cell office:value-type="float" office:value="78233307.560000002" table:style-name="ce17">
            <text:p>78.233.308<text:s/></text:p>
          </table:table-cell>
          <table:table-cell office:value-type="float" office:value="34647300.200000003" table:style-name="ce17">
            <text:p>34.647.300<text:s/></text:p>
          </table:table-cell>
          <table:table-cell office:value-type="float" office:value="2088518.35" table:style-name="ce17">
            <text:p>2.088.518<text:s/></text:p>
          </table:table-cell>
          <table:table-cell office:value-type="float" office:value="169369413.44999999" table:style-name="ce17">
            <text:p>169.369.413<text:s/></text:p>
          </table:table-cell>
          <table:table-cell office:value-type="float" office:value="16336425.35" table:style-name="ce17">
            <text:p>16.336.425<text:s/></text:p>
          </table:table-cell>
          <table:table-cell office:value-type="float" office:value="1338579.52" table:style-name="ce17">
            <text:p>1.338.580<text:s/></text:p>
          </table:table-cell>
          <table:table-cell office:value-type="float" office:value="563012847.37" table:style-name="ce17">
            <text:p>563.012.847<text:s/></text:p>
          </table:table-cell>
          <table:table-cell office:value-type="float" office:value="4526235.26" table:style-name="ce17">
            <text:p>4.526.235<text:s/></text:p>
          </table:table-cell>
          <table:table-cell office:value-type="float" office:value="3884127.44" table:style-name="ce17">
            <text:p>3.884.127<text:s/></text:p>
          </table:table-cell>
          <table:table-cell office:value-type="float" office:value="9391031.3200000003" table:style-name="ce17">
            <text:p>9.391.031<text:s/></text:p>
          </table:table-cell>
          <table:table-cell office:value-type="float" office:value="3523011.8" table:style-name="ce17">
            <text:p>3.523.012<text:s/></text:p>
          </table:table-cell>
          <table:table-cell office:value-type="float" office:value="64734104.520000003" table:style-name="ce17">
            <text:p>64.734.105<text:s/></text:p>
          </table:table-cell>
          <table:table-cell office:value-type="float" office:value="722939.74" table:style-name="ce17">
            <text:p>722.940<text:s/></text:p>
          </table:table-cell>
          <table:table-cell office:value-type="float" office:value="241486485.44999999" table:style-name="ce17">
            <text:p>241.486.485<text:s/></text:p>
          </table:table-cell>
          <table:table-cell office:value-type="float" office:value="157195080.72" table:style-name="ce17">
            <text:p>157.195.081<text:s/></text:p>
          </table:table-cell>
          <table:table-cell office:value-type="float" office:value="3127855.65" table:style-name="ce17">
            <text:p>3.127.856<text:s/></text:p>
          </table:table-cell>
          <table:table-cell office:value-type="float" office:value="2596131.33" table:style-name="ce17">
            <text:p>2.596.131<text:s/></text:p>
          </table:table-cell>
          <table:table-cell office:value-type="float" office:value="41142.959999999999" table:style-name="ce17">
            <text:p>41.143<text:s/></text:p>
          </table:table-cell>
          <table:table-cell office:value-type="float" office:value="322592298.44" table:style-name="ce17">
            <text:p>322.592.298<text:s/></text:p>
          </table:table-cell>
          <table:table-cell office:value-type="float" office:value="368198576.81" table:style-name="ce17">
            <text:p>368.198.577<text:s/></text:p>
          </table:table-cell>
          <table:table-cell office:value-type="float" office:value="1583424.35" table:style-name="ce17">
            <text:p>1.583.424<text:s/></text:p>
          </table:table-cell>
          <table:table-cell office:value-type="float" office:value="1528427678.55" table:style-name="ce17">
            <text:p>1.528.427.679<text:s/></text:p>
          </table:table-cell>
          <table:table-cell office:value-type="float" office:value="571739.9" table:style-name="ce17">
            <text:p>571.740<text:s/></text:p>
          </table:table-cell>
          <table:table-cell office:value-type="float" office:value="3593955607.4400001" table:style-name="ce18">
            <text:p>3.593.955.6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2390.71" table:style-name="ce17">
            <text:p>2.3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6.05" table:style-name="ce17">
            <text:p>1.0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329.53" table:style-name="ce17">
            <text:p>53.3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5869162.05000001" table:style-name="ce17">
            <text:p>415.869.1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39428.97" table:style-name="ce17">
            <text:p>1.339.4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8932738.75999999" table:style-name="ce17">
            <text:p>178.932.7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69.18" table:style-name="ce17">
            <text:p>11.0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6209125.25" table:style-name="ce18">
            <text:p>596.209.1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59513.67" table:style-name="ce17">
            <text:p>59.514<text:s/></text:p>
          </table:table-cell>
          <table:table-cell office:value-type="float" office:value="732352.38" table:style-name="ce17">
            <text:p>732.352<text:s/></text:p>
          </table:table-cell>
          <table:table-cell office:value-type="float" office:value="1216262.6100000001" table:style-name="ce17">
            <text:p>1.216.263<text:s/></text:p>
          </table:table-cell>
          <table:table-cell office:value-type="float" office:value="13865.55" table:style-name="ce17">
            <text:p>13.866<text:s/></text:p>
          </table:table-cell>
          <table:table-cell office:value-type="float" office:value="8960731.9399999995" table:style-name="ce17">
            <text:p>8.960.732<text:s/></text:p>
          </table:table-cell>
          <table:table-cell office:value-type="float" office:value="5838779.2300000004" table:style-name="ce17">
            <text:p>5.838.779<text:s/></text:p>
          </table:table-cell>
          <table:table-cell office:value-type="float" office:value="610472.55000000005" table:style-name="ce17">
            <text:p>610.473<text:s/></text:p>
          </table:table-cell>
          <table:table-cell office:value-type="float" office:value="408942.96" table:style-name="ce17">
            <text:p>408.943<text:s/></text:p>
          </table:table-cell>
          <table:table-cell office:value-type="float" office:value="1362339.89" table:style-name="ce17">
            <text:p>1.362.340<text:s/></text:p>
          </table:table-cell>
          <table:table-cell office:value-type="float" office:value="291930.25" table:style-name="ce17">
            <text:p>291.930<text:s/></text:p>
          </table:table-cell>
          <table:table-cell office:value-type="float" office:value="7224867.3799999999" table:style-name="ce17">
            <text:p>7.224.867<text:s/></text:p>
          </table:table-cell>
          <table:table-cell office:value-type="float" office:value="362154.12" table:style-name="ce17">
            <text:p>362.154<text:s/></text:p>
          </table:table-cell>
          <table:table-cell office:value-type="float" office:value="775690.44" table:style-name="ce17">
            <text:p>775.690<text:s/></text:p>
          </table:table-cell>
          <table:table-cell office:value-type="float" office:value="539389.53" table:style-name="ce17">
            <text:p>539.390<text:s/></text:p>
          </table:table-cell>
          <table:table-cell office:value-type="float" office:value="1237968.69" table:style-name="ce17">
            <text:p>1.237.969<text:s/></text:p>
          </table:table-cell>
          <table:table-cell office:value-type="float" office:value="10847167.43" table:style-name="ce17">
            <text:p>10.847.167<text:s/></text:p>
          </table:table-cell>
          <table:table-cell office:value-type="float" office:value="187038.47" table:style-name="ce17">
            <text:p>187.038<text:s/></text:p>
          </table:table-cell>
          <table:table-cell office:value-type="float" office:value="2437427.5499999998" table:style-name="ce17">
            <text:p>2.437.428<text:s/></text:p>
          </table:table-cell>
          <table:table-cell office:value-type="float" office:value="3780631.41" table:style-name="ce17">
            <text:p>3.780.631<text:s/></text:p>
          </table:table-cell>
          <table:table-cell office:value-type="float" office:value="475403.25" table:style-name="ce17">
            <text:p>475.403<text:s/></text:p>
          </table:table-cell>
          <table:table-cell office:value-type="float" office:value="8964.74" table:style-name="ce17">
            <text:p>8.9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74050.5099999998" table:style-name="ce17">
            <text:p>5.774.051<text:s/></text:p>
          </table:table-cell>
          <table:table-cell office:value-type="float" office:value="2481050.5499999998" table:style-name="ce17">
            <text:p>2.481.051<text:s/></text:p>
          </table:table-cell>
          <table:table-cell office:value-type="float" office:value="148257.10999999999" table:style-name="ce17">
            <text:p>148.257<text:s/></text:p>
          </table:table-cell>
          <table:table-cell office:value-type="float" office:value="21612035.469999999" table:style-name="ce17">
            <text:p>21.612.035<text:s/></text:p>
          </table:table-cell>
          <table:table-cell office:value-type="float" office:value="255255.39" table:style-name="ce17">
            <text:p>255.255<text:s/></text:p>
          </table:table-cell>
          <table:table-cell office:value-type="float" office:value="77642543.069999993" table:style-name="ce18">
            <text:p>77.642.5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8678.58" table:style-name="ce17">
            <text:p>8.679<text:s/></text:p>
          </table:table-cell>
          <table:table-cell office:value-type="float" office:value="12950.62" table:style-name="ce17">
            <text:p>12.9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63.29" table:style-name="ce17">
            <text:p>6.4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42282.1200000001" table:style-name="ce17">
            <text:p>7.242.282<text:s/></text:p>
          </table:table-cell>
          <table:table-cell office:value-type="float" office:value="6362.73" table:style-name="ce17">
            <text:p>6.363<text:s/></text:p>
          </table:table-cell>
          <table:table-cell office:value-type="float" office:value="6386.29" table:style-name="ce17">
            <text:p>6.386<text:s/></text:p>
          </table:table-cell>
          <table:table-cell office:value-type="float" office:value="17162.12" table:style-name="ce17">
            <text:p>17.162<text:s/></text:p>
          </table:table-cell>
          <table:table-cell office:value-type="float" office:value="12962.83" table:style-name="ce17">
            <text:p>12.963<text:s/></text:p>
          </table:table-cell>
          <table:table-cell office:value-type="float" office:value="22593.19" table:style-name="ce17">
            <text:p>22.5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66345.5" table:style-name="ce17">
            <text:p>4.566.346<text:s/></text:p>
          </table:table-cell>
          <table:table-cell office:value-type="float" office:value="8521.0300000000007" table:style-name="ce17">
            <text:p>8.521<text:s/></text:p>
          </table:table-cell>
          <table:table-cell office:value-type="float" office:value="32481731.699999999" table:style-name="ce17">
            <text:p>32.481.732<text:s/></text:p>
          </table:table-cell>
          <table:table-cell office:value-type="float" office:value="6830655.8600000003" table:style-name="ce17">
            <text:p>6.830.656<text:s/></text:p>
          </table:table-cell>
          <table:table-cell office:value-type="float" office:value="7206.19" table:style-name="ce17">
            <text:p>7.206<text:s/></text:p>
          </table:table-cell>
          <table:table-cell office:value-type="float" office:value="7223.14" table:style-name="ce17">
            <text:p>7.2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522.47" table:style-name="ce17">
            <text:p>7.522<text:s/></text:p>
          </table:table-cell>
          <table:table-cell office:value-type="float" office:value="19154524.84" table:style-name="ce17">
            <text:p>19.154.5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8382679.170000002" table:style-name="ce17">
            <text:p>88.382.6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8782251.67000002" table:style-name="ce18">
            <text:p>158.782.2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59013.82" table:style-name="ce17">
            <text:p>4.359.0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074356.200000003" table:style-name="ce17">
            <text:p>34.074.356<text:s/></text:p>
          </table:table-cell>
          <table:table-cell office:value-type="float" office:value="16299745.33" table:style-name="ce17">
            <text:p>16.299.745<text:s/></text:p>
          </table:table-cell>
          <table:table-cell office:value-type="float" office:value="452511.59" table:style-name="ce17">
            <text:p>452.512<text:s/></text:p>
          </table:table-cell>
          <table:table-cell office:value-type="float" office:value="117421414.78" table:style-name="ce17">
            <text:p>117.421.415<text:s/></text:p>
          </table:table-cell>
          <table:table-cell office:value-type="float" office:value="3523880.81" table:style-name="ce17">
            <text:p>3.523.881<text:s/></text:p>
          </table:table-cell>
          <table:table-cell office:value-type="float" office:value="202486.34" table:style-name="ce17">
            <text:p>202.486<text:s/></text:p>
          </table:table-cell>
          <table:table-cell office:value-type="float" office:value="38927094.299999997" table:style-name="ce17">
            <text:p>38.927.094<text:s/></text:p>
          </table:table-cell>
          <table:table-cell office:value-type="float" office:value="120092.83" table:style-name="ce17">
            <text:p>120.093<text:s/></text:p>
          </table:table-cell>
          <table:table-cell office:value-type="float" office:value="865958.13" table:style-name="ce17">
            <text:p>865.958<text:s/></text:p>
          </table:table-cell>
          <table:table-cell office:value-type="float" office:value="4062508.96" table:style-name="ce17">
            <text:p>4.062.509<text:s/></text:p>
          </table:table-cell>
          <table:table-cell office:value-type="float" office:value="344631.97" table:style-name="ce17">
            <text:p>344.632<text:s/></text:p>
          </table:table-cell>
          <table:table-cell office:value-type="float" office:value="24484310.16" table:style-name="ce17">
            <text:p>24.484.310<text:s/></text:p>
          </table:table-cell>
          <table:table-cell office:value-type="float" office:value="666.67" table:style-name="ce17">
            <text:p>667<text:s/></text:p>
          </table:table-cell>
          <table:table-cell office:value-type="float" office:value="118179289.11" table:style-name="ce17">
            <text:p>118.179.289<text:s/></text:p>
          </table:table-cell>
          <table:table-cell office:value-type="float" office:value="84283099.079999998" table:style-name="ce17">
            <text:p>84.283.099<text:s/></text:p>
          </table:table-cell>
          <table:table-cell office:value-type="float" office:value="386215" table:style-name="ce17">
            <text:p>386.215<text:s/></text:p>
          </table:table-cell>
          <table:table-cell office:value-type="float" office:value="4328.32" table:style-name="ce17">
            <text:p>4.328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49747671.770000003" table:style-name="ce17">
            <text:p>49.747.672<text:s/></text:p>
          </table:table-cell>
          <table:table-cell office:value-type="float" office:value="244687894.66" table:style-name="ce17">
            <text:p>244.687.8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97038861.20000005" table:style-name="ce17">
            <text:p>697.038.8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39478999.0599999" table:style-name="ce18">
            <text:p>1.439.478.9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5654.439999999999" table:style-name="ce17">
            <text:p>15.654<text:s/></text:p>
          </table:table-cell>
          <table:table-cell office:value-type="float" office:value="3456628.23" table:style-name="ce17">
            <text:p>3.456.628<text:s/></text:p>
          </table:table-cell>
          <table:table-cell office:value-type="float" office:value="6417499.7400000002" table:style-name="ce17">
            <text:p>6.417.500<text:s/></text:p>
          </table:table-cell>
          <table:table-cell office:value-type="float" office:value="32541.05" table:style-name="ce17">
            <text:p>32.541<text:s/></text:p>
          </table:table-cell>
          <table:table-cell office:value-type="float" office:value="35190750.079999998" table:style-name="ce17">
            <text:p>35.190.750<text:s/></text:p>
          </table:table-cell>
          <table:table-cell office:value-type="float" office:value="12508775.639999999" table:style-name="ce17">
            <text:p>12.508.776<text:s/></text:p>
          </table:table-cell>
          <table:table-cell office:value-type="float" office:value="1025534.21" table:style-name="ce17">
            <text:p>1.025.534<text:s/></text:p>
          </table:table-cell>
          <table:table-cell office:value-type="float" office:value="44296773.590000004" table:style-name="ce17">
            <text:p>44.296.774<text:s/></text:p>
          </table:table-cell>
          <table:table-cell office:value-type="float" office:value="11390512.389999999" table:style-name="ce17">
            <text:p>11.390.512<text:s/></text:p>
          </table:table-cell>
          <table:table-cell office:value-type="float" office:value="837776.64" table:style-name="ce17">
            <text:p>837.777<text:s/></text:p>
          </table:table-cell>
          <table:table-cell office:value-type="float" office:value="100974561.52000001" table:style-name="ce17">
            <text:p>100.974.562<text:s/></text:p>
          </table:table-cell>
          <table:table-cell office:value-type="float" office:value="4031025.48" table:style-name="ce17">
            <text:p>4.031.025<text:s/></text:p>
          </table:table-cell>
          <table:table-cell office:value-type="float" office:value="2219885.6800000002" table:style-name="ce17">
            <text:p>2.219.886<text:s/></text:p>
          </table:table-cell>
          <table:table-cell office:value-type="float" office:value="4789132.83" table:style-name="ce17">
            <text:p>4.789.133<text:s/></text:p>
          </table:table-cell>
          <table:table-cell office:value-type="float" office:value="1940411.1400000001" table:style-name="ce17">
            <text:p>1.940.411<text:s/></text:p>
          </table:table-cell>
          <table:table-cell office:value-type="float" office:value="24836281.43" table:style-name="ce17">
            <text:p>24.836.281<text:s/></text:p>
          </table:table-cell>
          <table:table-cell office:value-type="float" office:value="526713.57000000007" table:style-name="ce17">
            <text:p>526.714<text:s/></text:p>
          </table:table-cell>
          <table:table-cell office:value-type="float" office:value="88388037.089999989" table:style-name="ce17">
            <text:p>88.388.037<text:s/></text:p>
          </table:table-cell>
          <table:table-cell office:value-type="float" office:value="60961265.400000006" table:style-name="ce17">
            <text:p>60.961.265<text:s/></text:p>
          </table:table-cell>
          <table:table-cell office:value-type="float" office:value="2259031.21" table:style-name="ce17">
            <text:p>2.259.031<text:s/></text:p>
          </table:table-cell>
          <table:table-cell office:value-type="float" office:value="2575615.1300000004" table:style-name="ce17">
            <text:p>2.575.615<text:s/></text:p>
          </table:table-cell>
          <table:table-cell office:value-type="float" office:value="28174.93" table:style-name="ce17">
            <text:p>28.175<text:s/></text:p>
          </table:table-cell>
          <table:table-cell office:value-type="float" office:value="88130314.930000007" table:style-name="ce17">
            <text:p>88.130.315<text:s/></text:p>
          </table:table-cell>
          <table:table-cell office:value-type="float" office:value="101875106.76000001" table:style-name="ce17">
            <text:p>101.875.107<text:s/></text:p>
          </table:table-cell>
          <table:table-cell office:value-type="float" office:value="1435167.24" table:style-name="ce17">
            <text:p>1.435.167<text:s/></text:p>
          </table:table-cell>
          <table:table-cell office:value-type="float" office:value="721383033.52999997" table:style-name="ce17">
            <text:p>721.383.034<text:s/></text:p>
          </table:table-cell>
          <table:table-cell office:value-type="float" office:value="316484.51" table:style-name="ce17">
            <text:p>316.485<text:s/></text:p>
          </table:table-cell>
          <table:table-cell office:value-type="float" office:value="1321842688.3900001" table:style-name="ce18">
            <text:p>1.321.842.6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5059858.120000001" table:style-name="ce17">
            <text:p>25.059.858<text:s/></text:p>
          </table:table-cell>
          <table:table-cell office:value-type="float" office:value="78145615.920000002" table:style-name="ce17">
            <text:p>78.145.616<text:s/></text:p>
          </table:table-cell>
          <table:table-cell office:value-type="float" office:value="397469846.39999998" table:style-name="ce17">
            <text:p>397.469.846<text:s/></text:p>
          </table:table-cell>
          <table:table-cell office:value-type="float" office:value="21005500.82" table:style-name="ce17">
            <text:p>21.005.501<text:s/></text:p>
          </table:table-cell>
          <table:table-cell office:value-type="float" office:value="485070189.88999999" table:style-name="ce17">
            <text:p>485.070.190<text:s/></text:p>
          </table:table-cell>
          <table:table-cell office:value-type="float" office:value="460211172.94999999" table:style-name="ce17">
            <text:p>460.211.173<text:s/></text:p>
          </table:table-cell>
          <table:table-cell office:value-type="float" office:value="4350877886.0500002" table:style-name="ce17">
            <text:p>4.350.877.886<text:s/></text:p>
          </table:table-cell>
          <table:table-cell office:value-type="float" office:value="322779182.92000002" table:style-name="ce17">
            <text:p>322.779.183<text:s/></text:p>
          </table:table-cell>
          <table:table-cell office:value-type="float" office:value="391369378.43000001" table:style-name="ce17">
            <text:p>391.369.378<text:s/></text:p>
          </table:table-cell>
          <table:table-cell office:value-type="float" office:value="101829935.61" table:style-name="ce17">
            <text:p>101.829.936<text:s/></text:p>
          </table:table-cell>
          <table:table-cell office:value-type="float" office:value="1861778689.1199999" table:style-name="ce17">
            <text:p>1.861.778.689<text:s/></text:p>
          </table:table-cell>
          <table:table-cell office:value-type="float" office:value="178075321.78999999" table:style-name="ce17">
            <text:p>178.075.322<text:s/></text:p>
          </table:table-cell>
          <table:table-cell office:value-type="float" office:value="288024825.17000002" table:style-name="ce17">
            <text:p>288.024.825<text:s/></text:p>
          </table:table-cell>
          <table:table-cell office:value-type="float" office:value="247291395.59" table:style-name="ce17">
            <text:p>247.291.396<text:s/></text:p>
          </table:table-cell>
          <table:table-cell office:value-type="float" office:value="117511913.89" table:style-name="ce17">
            <text:p>117.511.914<text:s/></text:p>
          </table:table-cell>
          <table:table-cell office:value-type="float" office:value="401107194.50999999" table:style-name="ce17">
            <text:p>401.107.195<text:s/></text:p>
          </table:table-cell>
          <table:table-cell office:value-type="float" office:value="76897046.390000001" table:style-name="ce17">
            <text:p>76.897.046<text:s/></text:p>
          </table:table-cell>
          <table:table-cell office:value-type="float" office:value="1385443927.23" table:style-name="ce17">
            <text:p>1.385.443.927<text:s/></text:p>
          </table:table-cell>
          <table:table-cell office:value-type="float" office:value="5068147119.0600004" table:style-name="ce17">
            <text:p>5.068.147.119<text:s/></text:p>
          </table:table-cell>
          <table:table-cell office:value-type="float" office:value="133066934.5" table:style-name="ce17">
            <text:p>133.066.935<text:s/></text:p>
          </table:table-cell>
          <table:table-cell office:value-type="float" office:value="81806209.370000005" table:style-name="ce17">
            <text:p>81.806.209<text:s/></text:p>
          </table:table-cell>
          <table:table-cell office:value-type="float" office:value="21238486.52" table:style-name="ce17">
            <text:p>21.238.487<text:s/></text:p>
          </table:table-cell>
          <table:table-cell office:value-type="float" office:value="1456318823.8299999" table:style-name="ce17">
            <text:p>1.456.318.824<text:s/></text:p>
          </table:table-cell>
          <table:table-cell office:value-type="float" office:value="889619265.62" table:style-name="ce17">
            <text:p>889.619.266<text:s/></text:p>
          </table:table-cell>
          <table:table-cell office:value-type="float" office:value="95900415.469999999" table:style-name="ce17">
            <text:p>95.900.415<text:s/></text:p>
          </table:table-cell>
          <table:table-cell office:value-type="float" office:value="16725637089.24" table:style-name="ce17">
            <text:p>16.725.637.089<text:s/></text:p>
          </table:table-cell>
          <table:table-cell office:value-type="float" office:value="40704884.969999999" table:style-name="ce17">
            <text:p>40.704.885<text:s/></text:p>
          </table:table-cell>
          <table:table-cell office:value-type="float" office:value="35702388109.380005" table:style-name="ce18">
            <text:p>35.702.388.1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834211.73" table:style-name="ce17">
            <text:p>1.834.212<text:s/></text:p>
          </table:table-cell>
          <table:table-cell office:value-type="float" office:value="7729973.6799999997" table:style-name="ce17">
            <text:p>7.729.974<text:s/></text:p>
          </table:table-cell>
          <table:table-cell office:value-type="float" office:value="8999993.6699999999" table:style-name="ce17">
            <text:p>8.999.994<text:s/></text:p>
          </table:table-cell>
          <table:table-cell office:value-type="float" office:value="2163869.7000000002" table:style-name="ce17">
            <text:p>2.163.870<text:s/></text:p>
          </table:table-cell>
          <table:table-cell office:value-type="float" office:value="37661942.229999997" table:style-name="ce17">
            <text:p>37.661.942<text:s/></text:p>
          </table:table-cell>
          <table:table-cell office:value-type="float" office:value="23232669.059999999" table:style-name="ce17">
            <text:p>23.232.669<text:s/></text:p>
          </table:table-cell>
          <table:table-cell office:value-type="float" office:value="52632247.859999999" table:style-name="ce17">
            <text:p>52.632.248<text:s/></text:p>
          </table:table-cell>
          <table:table-cell office:value-type="float" office:value="16895422.530000001" table:style-name="ce17">
            <text:p>16.895.423<text:s/></text:p>
          </table:table-cell>
          <table:table-cell office:value-type="float" office:value="38714476.490000002" table:style-name="ce17">
            <text:p>38.714.476<text:s/></text:p>
          </table:table-cell>
          <table:table-cell office:value-type="float" office:value="10573182.6" table:style-name="ce17">
            <text:p>10.573.183<text:s/></text:p>
          </table:table-cell>
          <table:table-cell office:value-type="float" office:value="139044121.63" table:style-name="ce17">
            <text:p>139.044.122<text:s/></text:p>
          </table:table-cell>
          <table:table-cell office:value-type="float" office:value="18143413.850000001" table:style-name="ce17">
            <text:p>18.143.414<text:s/></text:p>
          </table:table-cell>
          <table:table-cell office:value-type="float" office:value="23675286.649999999" table:style-name="ce17">
            <text:p>23.675.287<text:s/></text:p>
          </table:table-cell>
          <table:table-cell office:value-type="float" office:value="15789923.869999999" table:style-name="ce17">
            <text:p>15.789.924<text:s/></text:p>
          </table:table-cell>
          <table:table-cell office:value-type="float" office:value="9995066.6699999999" table:style-name="ce17">
            <text:p>9.995.067<text:s/></text:p>
          </table:table-cell>
          <table:table-cell office:value-type="float" office:value="29757073.710000001" table:style-name="ce17">
            <text:p>29.757.074<text:s/></text:p>
          </table:table-cell>
          <table:table-cell office:value-type="float" office:value="6589749.3700000001" table:style-name="ce17">
            <text:p>6.589.749<text:s/></text:p>
          </table:table-cell>
          <table:table-cell office:value-type="float" office:value="146994375.66" table:style-name="ce17">
            <text:p>146.994.376<text:s/></text:p>
          </table:table-cell>
          <table:table-cell office:value-type="float" office:value="208665203.30000001" table:style-name="ce17">
            <text:p>208.665.203<text:s/></text:p>
          </table:table-cell>
          <table:table-cell office:value-type="float" office:value="11743416.810000001" table:style-name="ce17">
            <text:p>11.743.417<text:s/></text:p>
          </table:table-cell>
          <table:table-cell office:value-type="float" office:value="5604829.4900000002" table:style-name="ce17">
            <text:p>5.604.829<text:s/></text:p>
          </table:table-cell>
          <table:table-cell office:value-type="float" office:value="2007395.73" table:style-name="ce17">
            <text:p>2.007.396<text:s/></text:p>
          </table:table-cell>
          <table:table-cell office:value-type="float" office:value="114623975.44" table:style-name="ce17">
            <text:p>114.623.975<text:s/></text:p>
          </table:table-cell>
          <table:table-cell office:value-type="float" office:value="63623842.350000001" table:style-name="ce17">
            <text:p>63.623.842<text:s/></text:p>
          </table:table-cell>
          <table:table-cell office:value-type="float" office:value="7954343.1399999997" table:style-name="ce17">
            <text:p>7.954.343<text:s/></text:p>
          </table:table-cell>
          <table:table-cell office:value-type="float" office:value="691561072.53999996" table:style-name="ce17">
            <text:p>691.561.073<text:s/></text:p>
          </table:table-cell>
          <table:table-cell office:value-type="float" office:value="4000312.05" table:style-name="ce17">
            <text:p>4.000.312<text:s/></text:p>
          </table:table-cell>
          <table:table-cell office:value-type="float" office:value="1700211391.8099999" table:style-name="ce18">
            <text:p>1.700.211.3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2541950.939999999" table:style-name="ce17">
            <text:p>12.541.951<text:s/></text:p>
          </table:table-cell>
          <table:table-cell office:value-type="float" office:value="34580952.700000003" table:style-name="ce17">
            <text:p>34.580.953<text:s/></text:p>
          </table:table-cell>
          <table:table-cell office:value-type="float" office:value="281728662.55000001" table:style-name="ce17">
            <text:p>281.728.663<text:s/></text:p>
          </table:table-cell>
          <table:table-cell office:value-type="float" office:value="14251545.42" table:style-name="ce17">
            <text:p>14.251.545<text:s/></text:p>
          </table:table-cell>
          <table:table-cell office:value-type="float" office:value="256740134.09999999" table:style-name="ce17">
            <text:p>256.740.134<text:s/></text:p>
          </table:table-cell>
          <table:table-cell office:value-type="float" office:value="253430938.93000001" table:style-name="ce17">
            <text:p>253.430.939<text:s/></text:p>
          </table:table-cell>
          <table:table-cell office:value-type="float" office:value="503318994.40999997" table:style-name="ce17">
            <text:p>503.318.994<text:s/></text:p>
          </table:table-cell>
          <table:table-cell office:value-type="float" office:value="188392361.66" table:style-name="ce17">
            <text:p>188.392.362<text:s/></text:p>
          </table:table-cell>
          <table:table-cell office:value-type="float" office:value="217724927.84999999" table:style-name="ce17">
            <text:p>217.724.928<text:s/></text:p>
          </table:table-cell>
          <table:table-cell office:value-type="float" office:value="49800200.25" table:style-name="ce17">
            <text:p>49.800.200<text:s/></text:p>
          </table:table-cell>
          <table:table-cell office:value-type="float" office:value="1088959289.0699999" table:style-name="ce17">
            <text:p>1.088.959.289<text:s/></text:p>
          </table:table-cell>
          <table:table-cell office:value-type="float" office:value="102979364.63" table:style-name="ce17">
            <text:p>102.979.365<text:s/></text:p>
          </table:table-cell>
          <table:table-cell office:value-type="float" office:value="175001498.22" table:style-name="ce17">
            <text:p>175.001.498<text:s/></text:p>
          </table:table-cell>
          <table:table-cell office:value-type="float" office:value="119950810.25" table:style-name="ce17">
            <text:p>119.950.810<text:s/></text:p>
          </table:table-cell>
          <table:table-cell office:value-type="float" office:value="47354989.520000003" table:style-name="ce17">
            <text:p>47.354.990<text:s/></text:p>
          </table:table-cell>
          <table:table-cell office:value-type="float" office:value="212959001.24000001" table:style-name="ce17">
            <text:p>212.959.001<text:s/></text:p>
          </table:table-cell>
          <table:table-cell office:value-type="float" office:value="43689128.840000004" table:style-name="ce17">
            <text:p>43.689.129<text:s/></text:p>
          </table:table-cell>
          <table:table-cell office:value-type="float" office:value="795536139.57000005" table:style-name="ce17">
            <text:p>795.536.140<text:s/></text:p>
          </table:table-cell>
          <table:table-cell office:value-type="float" office:value="2300187314.7600002" table:style-name="ce17">
            <text:p>2.300.187.315<text:s/></text:p>
          </table:table-cell>
          <table:table-cell office:value-type="float" office:value="65516750.119999997" table:style-name="ce17">
            <text:p>65.516.750<text:s/></text:p>
          </table:table-cell>
          <table:table-cell office:value-type="float" office:value="50807881.700000003" table:style-name="ce17">
            <text:p>50.807.882<text:s/></text:p>
          </table:table-cell>
          <table:table-cell office:value-type="float" office:value="12204342.619999999" table:style-name="ce17">
            <text:p>12.204.343<text:s/></text:p>
          </table:table-cell>
          <table:table-cell office:value-type="float" office:value="789678073.37" table:style-name="ce17">
            <text:p>789.678.073<text:s/></text:p>
          </table:table-cell>
          <table:table-cell office:value-type="float" office:value="532753142.45999998" table:style-name="ce17">
            <text:p>532.753.142<text:s/></text:p>
          </table:table-cell>
          <table:table-cell office:value-type="float" office:value="57171587.609999999" table:style-name="ce17">
            <text:p>57.171.588<text:s/></text:p>
          </table:table-cell>
          <table:table-cell office:value-type="float" office:value="7104274944.5699997" table:style-name="ce17">
            <text:p>7.104.274.945<text:s/></text:p>
          </table:table-cell>
          <table:table-cell office:value-type="float" office:value="23886424.07" table:style-name="ce17">
            <text:p>23.886.424<text:s/></text:p>
          </table:table-cell>
          <table:table-cell office:value-type="float" office:value="15335421351.429998" table:style-name="ce18">
            <text:p>15.335.421.3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000.7" table:style-name="ce17">
            <text:p>2.001<text:s/></text:p>
          </table:table-cell>
          <table:table-cell office:value-type="float" office:value="29767.86" table:style-name="ce17">
            <text:p>29.768<text:s/></text:p>
          </table:table-cell>
          <table:table-cell office:value-type="float" office:value="287402.33" table:style-name="ce17">
            <text:p>287.4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7594.87" table:style-name="ce17">
            <text:p>907.595<text:s/></text:p>
          </table:table-cell>
          <table:table-cell office:value-type="float" office:value="22407260.390000001" table:style-name="ce17">
            <text:p>22.407.260<text:s/></text:p>
          </table:table-cell>
          <table:table-cell office:value-type="float" office:value="81837970.349999994" table:style-name="ce17">
            <text:p>81.837.970<text:s/></text:p>
          </table:table-cell>
          <table:table-cell office:value-type="float" office:value="6501528.6500000004" table:style-name="ce17">
            <text:p>6.501.529<text:s/></text:p>
          </table:table-cell>
          <table:table-cell office:value-type="float" office:value="700748.65" table:style-name="ce17">
            <text:p>700.749<text:s/></text:p>
          </table:table-cell>
          <table:table-cell office:value-type="float" office:value="17826.580000000002" table:style-name="ce17">
            <text:p>17.827<text:s/></text:p>
          </table:table-cell>
          <table:table-cell office:value-type="float" office:value="21807825.890000001" table:style-name="ce17">
            <text:p>21.807.826<text:s/></text:p>
          </table:table-cell>
          <table:table-cell office:value-type="float" office:value="232344.72" table:style-name="ce17">
            <text:p>232.345<text:s/></text:p>
          </table:table-cell>
          <table:table-cell office:value-type="float" office:value="1439523.2" table:style-name="ce17">
            <text:p>1.439.523<text:s/></text:p>
          </table:table-cell>
          <table:table-cell office:value-type="float" office:value="18764320.34" table:style-name="ce17">
            <text:p>18.764.320<text:s/></text:p>
          </table:table-cell>
          <table:table-cell office:value-type="float" office:value="28059.05" table:style-name="ce17">
            <text:p>28.059<text:s/></text:p>
          </table:table-cell>
          <table:table-cell office:value-type="float" office:value="292438.58" table:style-name="ce17">
            <text:p>292.439<text:s/></text:p>
          </table:table-cell>
          <table:table-cell office:value-type="float" office:value="17567.25" table:style-name="ce17">
            <text:p>17.567<text:s/></text:p>
          </table:table-cell>
          <table:table-cell office:value-type="float" office:value="17730542.18" table:style-name="ce17">
            <text:p>17.730.542<text:s/></text:p>
          </table:table-cell>
          <table:table-cell office:value-type="float" office:value="184441406.34" table:style-name="ce17">
            <text:p>184.441.406<text:s/></text:p>
          </table:table-cell>
          <table:table-cell office:value-type="float" office:value="51446.61" table:style-name="ce17">
            <text:p>51.447<text:s/></text:p>
          </table:table-cell>
          <table:table-cell office:value-type="float" office:value="716794.41" table:style-name="ce17">
            <text:p>716.794<text:s/></text:p>
          </table:table-cell>
          <table:table-cell office:value-type="float" office:value="831.63" table:style-name="ce17">
            <text:p>832<text:s/></text:p>
          </table:table-cell>
          <table:table-cell office:value-type="float" office:value="29246155.539999999" table:style-name="ce17">
            <text:p>29.246.156<text:s/></text:p>
          </table:table-cell>
          <table:table-cell office:value-type="float" office:value="1721377.02" table:style-name="ce17">
            <text:p>1.721.377<text:s/></text:p>
          </table:table-cell>
          <table:table-cell office:value-type="float" office:value="3178811.07" table:style-name="ce17">
            <text:p>3.178.811<text:s/></text:p>
          </table:table-cell>
          <table:table-cell office:value-type="float" office:value="727648828.12" table:style-name="ce17">
            <text:p>727.648.828<text:s/></text:p>
          </table:table-cell>
          <table:table-cell office:value-type="float" office:value="32818.019999999997" table:style-name="ce17">
            <text:p>32.818<text:s/></text:p>
          </table:table-cell>
          <table:table-cell office:value-type="float" office:value="1120043190.3500001" table:style-name="ce18">
            <text:p>1.120.043.1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539950.24" table:style-name="ce17">
            <text:p>12.539.950<text:s/></text:p>
          </table:table-cell>
          <table:table-cell office:value-type="float" office:value="34551184.840000004" table:style-name="ce17">
            <text:p>34.551.185<text:s/></text:p>
          </table:table-cell>
          <table:table-cell office:value-type="float" office:value="281441260.22000003" table:style-name="ce17">
            <text:p>281.441.260<text:s/></text:p>
          </table:table-cell>
          <table:table-cell office:value-type="float" office:value="14251545.419999998" table:style-name="ce17">
            <text:p>14.251.545<text:s/></text:p>
          </table:table-cell>
          <table:table-cell office:value-type="float" office:value="255832539.22999999" table:style-name="ce17">
            <text:p>255.832.539<text:s/></text:p>
          </table:table-cell>
          <table:table-cell office:value-type="float" office:value="231023678.54000002" table:style-name="ce17">
            <text:p>231.023.679<text:s/></text:p>
          </table:table-cell>
          <table:table-cell office:value-type="float" office:value="421481024.05999994" table:style-name="ce17">
            <text:p>421.481.024<text:s/></text:p>
          </table:table-cell>
          <table:table-cell office:value-type="float" office:value="181890833.01000002" table:style-name="ce17">
            <text:p>181.890.833<text:s/></text:p>
          </table:table-cell>
          <table:table-cell office:value-type="float" office:value="217024179.19999999" table:style-name="ce17">
            <text:p>217.024.179<text:s/></text:p>
          </table:table-cell>
          <table:table-cell office:value-type="float" office:value="49782373.670000002" table:style-name="ce17">
            <text:p>49.782.374<text:s/></text:p>
          </table:table-cell>
          <table:table-cell office:value-type="float" office:value="1067151463.1799999" table:style-name="ce17">
            <text:p>1.067.151.463<text:s/></text:p>
          </table:table-cell>
          <table:table-cell office:value-type="float" office:value="102747019.90999998" table:style-name="ce17">
            <text:p>102.747.020<text:s/></text:p>
          </table:table-cell>
          <table:table-cell office:value-type="float" office:value="173561975.01999998" table:style-name="ce17">
            <text:p>173.561.975<text:s/></text:p>
          </table:table-cell>
          <table:table-cell office:value-type="float" office:value="101186489.91" table:style-name="ce17">
            <text:p>101.186.490<text:s/></text:p>
          </table:table-cell>
          <table:table-cell office:value-type="float" office:value="47326930.470000006" table:style-name="ce17">
            <text:p>47.326.930<text:s/></text:p>
          </table:table-cell>
          <table:table-cell office:value-type="float" office:value="212666562.66000003" table:style-name="ce17">
            <text:p>212.666.563<text:s/></text:p>
          </table:table-cell>
          <table:table-cell office:value-type="float" office:value="43671561.589999996" table:style-name="ce17">
            <text:p>43.671.562<text:s/></text:p>
          </table:table-cell>
          <table:table-cell office:value-type="float" office:value="777805597.3900001" table:style-name="ce17">
            <text:p>777.805.597<text:s/></text:p>
          </table:table-cell>
          <table:table-cell office:value-type="float" office:value="2115745908.4200001" table:style-name="ce17">
            <text:p>2.115.745.908<text:s/></text:p>
          </table:table-cell>
          <table:table-cell office:value-type="float" office:value="65465303.509999998" table:style-name="ce17">
            <text:p>65.465.304<text:s/></text:p>
          </table:table-cell>
          <table:table-cell office:value-type="float" office:value="50091087.289999999" table:style-name="ce17">
            <text:p>50.091.087<text:s/></text:p>
          </table:table-cell>
          <table:table-cell office:value-type="float" office:value="12203510.990000002" table:style-name="ce17">
            <text:p>12.203.511<text:s/></text:p>
          </table:table-cell>
          <table:table-cell office:value-type="float" office:value="760431917.82999992" table:style-name="ce17">
            <text:p>760.431.918<text:s/></text:p>
          </table:table-cell>
          <table:table-cell office:value-type="float" office:value="531031765.44" table:style-name="ce17">
            <text:p>531.031.765<text:s/></text:p>
          </table:table-cell>
          <table:table-cell office:value-type="float" office:value="53992776.539999999" table:style-name="ce17">
            <text:p>53.992.777<text:s/></text:p>
          </table:table-cell>
          <table:table-cell office:value-type="float" office:value="6376626116.4499989" table:style-name="ce17">
            <text:p>6.376.626.116<text:s/></text:p>
          </table:table-cell>
          <table:table-cell office:value-type="float" office:value="23853606.050000001" table:style-name="ce17">
            <text:p>23.853.606<text:s/></text:p>
          </table:table-cell>
          <table:table-cell office:value-type="float" office:value="14215378161.079998" table:style-name="ce18">
            <text:p>14.215.378.1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0683695.449999999" table:style-name="ce17">
            <text:p>10.683.695<text:s/></text:p>
          </table:table-cell>
          <table:table-cell office:value-type="float" office:value="35834689.539999999" table:style-name="ce17">
            <text:p>35.834.690<text:s/></text:p>
          </table:table-cell>
          <table:table-cell office:value-type="float" office:value="106741190.18000001" table:style-name="ce17">
            <text:p>106.741.190<text:s/></text:p>
          </table:table-cell>
          <table:table-cell office:value-type="float" office:value="4590085.7" table:style-name="ce17">
            <text:p>4.590.086<text:s/></text:p>
          </table:table-cell>
          <table:table-cell office:value-type="float" office:value="190668113.56" table:style-name="ce17">
            <text:p>190.668.114<text:s/></text:p>
          </table:table-cell>
          <table:table-cell office:value-type="float" office:value="183547564.96000001" table:style-name="ce17">
            <text:p>183.547.565<text:s/></text:p>
          </table:table-cell>
          <table:table-cell office:value-type="float" office:value="3794926643.7799997" table:style-name="ce17">
            <text:p>3.794.926.644<text:s/></text:p>
          </table:table-cell>
          <table:table-cell office:value-type="float" office:value="117491398.73" table:style-name="ce17">
            <text:p>117.491.399<text:s/></text:p>
          </table:table-cell>
          <table:table-cell office:value-type="float" office:value="134929974.09" table:style-name="ce17">
            <text:p>134.929.974<text:s/></text:p>
          </table:table-cell>
          <table:table-cell office:value-type="float" office:value="41456552.759999998" table:style-name="ce17">
            <text:p>41.456.553<text:s/></text:p>
          </table:table-cell>
          <table:table-cell office:value-type="float" office:value="633775278.41999996" table:style-name="ce17">
            <text:p>633.775.278<text:s/></text:p>
          </table:table-cell>
          <table:table-cell office:value-type="float" office:value="56952543.310000002" table:style-name="ce17">
            <text:p>56.952.543<text:s/></text:p>
          </table:table-cell>
          <table:table-cell office:value-type="float" office:value="89348040.299999997" table:style-name="ce17">
            <text:p>89.348.040<text:s/></text:p>
          </table:table-cell>
          <table:table-cell office:value-type="float" office:value="111550661.47" table:style-name="ce17">
            <text:p>111.550.661<text:s/></text:p>
          </table:table-cell>
          <table:table-cell office:value-type="float" office:value="60161857.700000003" table:style-name="ce17">
            <text:p>60.161.858<text:s/></text:p>
          </table:table-cell>
          <table:table-cell office:value-type="float" office:value="158391119.56" table:style-name="ce17">
            <text:p>158.391.120<text:s/></text:p>
          </table:table-cell>
          <table:table-cell office:value-type="float" office:value="26618168.18" table:style-name="ce17">
            <text:p>26.618.168<text:s/></text:p>
          </table:table-cell>
          <table:table-cell office:value-type="float" office:value="442913412" table:style-name="ce17">
            <text:p>442.913.412<text:s/></text:p>
          </table:table-cell>
          <table:table-cell office:value-type="float" office:value="2559294601" table:style-name="ce17">
            <text:p>2.559.294.601<text:s/></text:p>
          </table:table-cell>
          <table:table-cell office:value-type="float" office:value="55806767.57" table:style-name="ce17">
            <text:p>55.806.768<text:s/></text:p>
          </table:table-cell>
          <table:table-cell office:value-type="float" office:value="25393498.18" table:style-name="ce17">
            <text:p>25.393.498<text:s/></text:p>
          </table:table-cell>
          <table:table-cell office:value-type="float" office:value="7026748.1699999999" table:style-name="ce17">
            <text:p>7.026.748<text:s/></text:p>
          </table:table-cell>
          <table:table-cell office:value-type="float" office:value="552016775.01999998" table:style-name="ce17">
            <text:p>552.016.775<text:s/></text:p>
          </table:table-cell>
          <table:table-cell office:value-type="float" office:value="293242280.81" table:style-name="ce17">
            <text:p>293.242.281<text:s/></text:p>
          </table:table-cell>
          <table:table-cell office:value-type="float" office:value="30774484.719999999" table:style-name="ce17">
            <text:p>30.774.485<text:s/></text:p>
          </table:table-cell>
          <table:table-cell office:value-type="float" office:value="8929801072.1299992" table:style-name="ce17">
            <text:p>8.929.801.072<text:s/></text:p>
          </table:table-cell>
          <table:table-cell office:value-type="float" office:value="12818148.85" table:style-name="ce17">
            <text:p>12.818.149<text:s/></text:p>
          </table:table-cell>
          <table:table-cell office:value-type="float" office:value="18666755366.139999" table:style-name="ce18">
            <text:p>18.666.755.3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99314.4199999999" table:style-name="ce17">
            <text:p>7.799.314<text:s/></text:p>
          </table:table-cell>
          <table:table-cell office:value-type="float" office:value="30744503.579999998" table:style-name="ce17">
            <text:p>30.744.504<text:s/></text:p>
          </table:table-cell>
          <table:table-cell office:value-type="float" office:value="82314790.579999998" table:style-name="ce17">
            <text:p>82.314.791<text:s/></text:p>
          </table:table-cell>
          <table:table-cell office:value-type="float" office:value="4402644.57" table:style-name="ce17">
            <text:p>4.402.645<text:s/></text:p>
          </table:table-cell>
          <table:table-cell office:value-type="float" office:value="154563425.90000001" table:style-name="ce17">
            <text:p>154.563.426<text:s/></text:p>
          </table:table-cell>
          <table:table-cell office:value-type="float" office:value="141265588.94" table:style-name="ce17">
            <text:p>141.265.589<text:s/></text:p>
          </table:table-cell>
          <table:table-cell office:value-type="float" office:value="3126153675.4200001" table:style-name="ce17">
            <text:p>3.126.153.675<text:s/></text:p>
          </table:table-cell>
          <table:table-cell office:value-type="float" office:value="78674485.459999993" table:style-name="ce17">
            <text:p>78.674.485<text:s/></text:p>
          </table:table-cell>
          <table:table-cell office:value-type="float" office:value="113637858.98999999" table:style-name="ce17">
            <text:p>113.637.859<text:s/></text:p>
          </table:table-cell>
          <table:table-cell office:value-type="float" office:value="37075808.240000002" table:style-name="ce17">
            <text:p>37.075.808<text:s/></text:p>
          </table:table-cell>
          <table:table-cell office:value-type="float" office:value="492416814.06999999" table:style-name="ce17">
            <text:p>492.416.814<text:s/></text:p>
          </table:table-cell>
          <table:table-cell office:value-type="float" office:value="44256472.189999998" table:style-name="ce17">
            <text:p>44.256.472<text:s/></text:p>
          </table:table-cell>
          <table:table-cell office:value-type="float" office:value="69670408.129999995" table:style-name="ce17">
            <text:p>69.670.408<text:s/></text:p>
          </table:table-cell>
          <table:table-cell office:value-type="float" office:value="94983386.590000004" table:style-name="ce17">
            <text:p>94.983.387<text:s/></text:p>
          </table:table-cell>
          <table:table-cell office:value-type="float" office:value="56284651.689999998" table:style-name="ce17">
            <text:p>56.284.652<text:s/></text:p>
          </table:table-cell>
          <table:table-cell office:value-type="float" office:value="136894734.37" table:style-name="ce17">
            <text:p>136.894.734<text:s/></text:p>
          </table:table-cell>
          <table:table-cell office:value-type="float" office:value="23003957.050000001" table:style-name="ce17">
            <text:p>23.003.957<text:s/></text:p>
          </table:table-cell>
          <table:table-cell office:value-type="float" office:value="341498472.31" table:style-name="ce17">
            <text:p>341.498.472<text:s/></text:p>
          </table:table-cell>
          <table:table-cell office:value-type="float" office:value="1383841896.5699999" table:style-name="ce17">
            <text:p>1.383.841.897<text:s/></text:p>
          </table:table-cell>
          <table:table-cell office:value-type="float" office:value="46440720.899999999" table:style-name="ce17">
            <text:p>46.440.721<text:s/></text:p>
          </table:table-cell>
          <table:table-cell office:value-type="float" office:value="19151520.59" table:style-name="ce17">
            <text:p>19.151.521<text:s/></text:p>
          </table:table-cell>
          <table:table-cell office:value-type="float" office:value="6655995.46" table:style-name="ce17">
            <text:p>6.655.995<text:s/></text:p>
          </table:table-cell>
          <table:table-cell office:value-type="float" office:value="398064109.52999997" table:style-name="ce17">
            <text:p>398.064.110<text:s/></text:p>
          </table:table-cell>
          <table:table-cell office:value-type="float" office:value="211515742.68000001" table:style-name="ce17">
            <text:p>211.515.743<text:s/></text:p>
          </table:table-cell>
          <table:table-cell office:value-type="float" office:value="25431815.050000001" table:style-name="ce17">
            <text:p>25.431.815<text:s/></text:p>
          </table:table-cell>
          <table:table-cell office:value-type="float" office:value="4712541702.25" table:style-name="ce17">
            <text:p>4.712.541.702<text:s/></text:p>
          </table:table-cell>
          <table:table-cell office:value-type="float" office:value="11847953.93" table:style-name="ce17">
            <text:p>11.847.954<text:s/></text:p>
          </table:table-cell>
          <table:table-cell office:value-type="float" office:value="11851132449.459999" table:style-name="ce18">
            <text:p>11.851.132.4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145855.5099999998" table:style-name="ce17">
            <text:p>2.145.856<text:s/></text:p>
          </table:table-cell>
          <table:table-cell office:value-type="float" office:value="3056929.56" table:style-name="ce17">
            <text:p>3.056.930<text:s/></text:p>
          </table:table-cell>
          <table:table-cell office:value-type="float" office:value="5322330.3600000003" table:style-name="ce17">
            <text:p>5.322.330<text:s/></text:p>
          </table:table-cell>
          <table:table-cell office:value-type="float" office:value="57017.4" table:style-name="ce17">
            <text:p>57.017<text:s/></text:p>
          </table:table-cell>
          <table:table-cell office:value-type="float" office:value="10222020.92" table:style-name="ce17">
            <text:p>10.222.021<text:s/></text:p>
          </table:table-cell>
          <table:table-cell office:value-type="float" office:value="15181253.65" table:style-name="ce17">
            <text:p>15.181.254<text:s/></text:p>
          </table:table-cell>
          <table:table-cell office:value-type="float" office:value="286002487.16000003" table:style-name="ce17">
            <text:p>286.002.487<text:s/></text:p>
          </table:table-cell>
          <table:table-cell office:value-type="float" office:value="10486680.67" table:style-name="ce17">
            <text:p>10.486.681<text:s/></text:p>
          </table:table-cell>
          <table:table-cell office:value-type="float" office:value="7765618.8399999999" table:style-name="ce17">
            <text:p>7.765.619<text:s/></text:p>
          </table:table-cell>
          <table:table-cell office:value-type="float" office:value="1358964.14" table:style-name="ce17">
            <text:p>1.358.964<text:s/></text:p>
          </table:table-cell>
          <table:table-cell office:value-type="float" office:value="74683490.780000001" table:style-name="ce17">
            <text:p>74.683.491<text:s/></text:p>
          </table:table-cell>
          <table:table-cell office:value-type="float" office:value="4885156.71" table:style-name="ce17">
            <text:p>4.885.157<text:s/></text:p>
          </table:table-cell>
          <table:table-cell office:value-type="float" office:value="8481944.6099999994" table:style-name="ce17">
            <text:p>8.481.945<text:s/></text:p>
          </table:table-cell>
          <table:table-cell office:value-type="float" office:value="8883287.4800000004" table:style-name="ce17">
            <text:p>8.883.287<text:s/></text:p>
          </table:table-cell>
          <table:table-cell office:value-type="float" office:value="1664276.1" table:style-name="ce17">
            <text:p>1.664.276<text:s/></text:p>
          </table:table-cell>
          <table:table-cell office:value-type="float" office:value="10073447.210000001" table:style-name="ce17">
            <text:p>10.073.447<text:s/></text:p>
          </table:table-cell>
          <table:table-cell office:value-type="float" office:value="1305071.3799999999" table:style-name="ce17">
            <text:p>1.305.071<text:s/></text:p>
          </table:table-cell>
          <table:table-cell office:value-type="float" office:value="45864081.759999998" table:style-name="ce17">
            <text:p>45.864.082<text:s/></text:p>
          </table:table-cell>
          <table:table-cell office:value-type="float" office:value="662857934.59000003" table:style-name="ce17">
            <text:p>662.857.935<text:s/></text:p>
          </table:table-cell>
          <table:table-cell office:value-type="float" office:value="2397031.46" table:style-name="ce17">
            <text:p>2.397.031<text:s/></text:p>
          </table:table-cell>
          <table:table-cell office:value-type="float" office:value="4748035.7" table:style-name="ce17">
            <text:p>4.748.036<text:s/></text:p>
          </table:table-cell>
          <table:table-cell office:value-type="float" office:value="148728.13" table:style-name="ce17">
            <text:p>148.728<text:s/></text:p>
          </table:table-cell>
          <table:table-cell office:value-type="float" office:value="92219632.540000007" table:style-name="ce17">
            <text:p>92.219.633<text:s/></text:p>
          </table:table-cell>
          <table:table-cell office:value-type="float" office:value="34610894.619999997" table:style-name="ce17">
            <text:p>34.610.895<text:s/></text:p>
          </table:table-cell>
          <table:table-cell office:value-type="float" office:value="1791700.19" table:style-name="ce17">
            <text:p>1.791.700<text:s/></text:p>
          </table:table-cell>
          <table:table-cell office:value-type="float" office:value="2053836419.0599999" table:style-name="ce17">
            <text:p>2.053.836.419<text:s/></text:p>
          </table:table-cell>
          <table:table-cell office:value-type="float" office:value="291456.88" table:style-name="ce17">
            <text:p>291.457<text:s/></text:p>
          </table:table-cell>
          <table:table-cell office:value-type="float" office:value="3350341747.4099998" table:style-name="ce18">
            <text:p>3.350.341.7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8506.21" table:style-name="ce17">
            <text:p>28.506<text:s/></text:p>
          </table:table-cell>
          <table:table-cell office:value-type="float" office:value="211520.03" table:style-name="ce17">
            <text:p>211.520<text:s/></text:p>
          </table:table-cell>
          <table:table-cell office:value-type="float" office:value="13463338.970000001" table:style-name="ce17">
            <text:p>13.463.339<text:s/></text:p>
          </table:table-cell>
          <table:table-cell office:value-type="float" office:value="6549.85" table:style-name="ce17">
            <text:p>6.550<text:s/></text:p>
          </table:table-cell>
          <table:table-cell office:value-type="float" office:value="12715601.060000001" table:style-name="ce17">
            <text:p>12.715.601<text:s/></text:p>
          </table:table-cell>
          <table:table-cell office:value-type="float" office:value="16258330.01" table:style-name="ce17">
            <text:p>16.258.330<text:s/></text:p>
          </table:table-cell>
          <table:table-cell office:value-type="float" office:value="267894990.24000001" table:style-name="ce17">
            <text:p>267.894.990<text:s/></text:p>
          </table:table-cell>
          <table:table-cell office:value-type="float" office:value="18727347.239999998" table:style-name="ce17">
            <text:p>18.727.347<text:s/></text:p>
          </table:table-cell>
          <table:table-cell office:value-type="float" office:value="6601636.5599999996" table:style-name="ce17">
            <text:p>6.601.637<text:s/></text:p>
          </table:table-cell>
          <table:table-cell office:value-type="float" office:value="443587.53" table:style-name="ce17">
            <text:p>443.588<text:s/></text:p>
          </table:table-cell>
          <table:table-cell office:value-type="float" office:value="29761884.920000002" table:style-name="ce17">
            <text:p>29.761.885<text:s/></text:p>
          </table:table-cell>
          <table:table-cell office:value-type="float" office:value="5181769.7699999996" table:style-name="ce17">
            <text:p>5.181.770<text:s/></text:p>
          </table:table-cell>
          <table:table-cell office:value-type="float" office:value="7467881.4699999997" table:style-name="ce17">
            <text:p>7.467.881<text:s/></text:p>
          </table:table-cell>
          <table:table-cell office:value-type="float" office:value="3697181.52" table:style-name="ce17">
            <text:p>3.697.182<text:s/></text:p>
          </table:table-cell>
          <table:table-cell office:value-type="float" office:value="619310.75" table:style-name="ce17">
            <text:p>619.311<text:s/></text:p>
          </table:table-cell>
          <table:table-cell office:value-type="float" office:value="4098282.42" table:style-name="ce17">
            <text:p>4.098.282<text:s/></text:p>
          </table:table-cell>
          <table:table-cell office:value-type="float" office:value="736688.28" table:style-name="ce17">
            <text:p>736.688<text:s/></text:p>
          </table:table-cell>
          <table:table-cell office:value-type="float" office:value="32300317.859999999" table:style-name="ce17">
            <text:p>32.300.318<text:s/></text:p>
          </table:table-cell>
          <table:table-cell office:value-type="float" office:value="420215958.33999997" table:style-name="ce17">
            <text:p>420.215.958<text:s/></text:p>
          </table:table-cell>
          <table:table-cell office:value-type="float" office:value="4823822.66" table:style-name="ce17">
            <text:p>4.823.823<text:s/></text:p>
          </table:table-cell>
          <table:table-cell office:value-type="float" office:value="114408.06" table:style-name="ce17">
            <text:p>114.408<text:s/></text:p>
          </table:table-cell>
          <table:table-cell office:value-type="float" office:value="9488.32" table:style-name="ce17">
            <text:p>9.488<text:s/></text:p>
          </table:table-cell>
          <table:table-cell office:value-type="float" office:value="32975458.469999999" table:style-name="ce17">
            <text:p>32.975.458<text:s/></text:p>
          </table:table-cell>
          <table:table-cell office:value-type="float" office:value="28907834.390000001" table:style-name="ce17">
            <text:p>28.907.834<text:s/></text:p>
          </table:table-cell>
          <table:table-cell office:value-type="float" office:value="660710.72" table:style-name="ce17">
            <text:p>660.711<text:s/></text:p>
          </table:table-cell>
          <table:table-cell office:value-type="float" office:value="1656746961.1400001" table:style-name="ce17">
            <text:p>1.656.746.961<text:s/></text:p>
          </table:table-cell>
          <table:table-cell office:value-type="float" office:value="72045.14" table:style-name="ce17">
            <text:p>72.045<text:s/></text:p>
          </table:table-cell>
          <table:table-cell office:value-type="float" office:value="2564741411.9299998" table:style-name="ce18">
            <text:p>2.564.741.4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10019.31" table:style-name="ce17">
            <text:p>710.019<text:s/></text:p>
          </table:table-cell>
          <table:table-cell office:value-type="float" office:value="1821736.3699999999" table:style-name="ce17">
            <text:p>1.821.736<text:s/></text:p>
          </table:table-cell>
          <table:table-cell office:value-type="float" office:value="5640730.2700000005" table:style-name="ce17">
            <text:p>5.640.730<text:s/></text:p>
          </table:table-cell>
          <table:table-cell office:value-type="float" office:value="123873.88" table:style-name="ce17">
            <text:p>123.874<text:s/></text:p>
          </table:table-cell>
          <table:table-cell office:value-type="float" office:value="13167065.68" table:style-name="ce17">
            <text:p>13.167.066<text:s/></text:p>
          </table:table-cell>
          <table:table-cell office:value-type="float" office:value="10842392.359999999" table:style-name="ce17">
            <text:p>10.842.392<text:s/></text:p>
          </table:table-cell>
          <table:table-cell office:value-type="float" office:value="114875490.96000001" table:style-name="ce17">
            <text:p>114.875.491<text:s/></text:p>
          </table:table-cell>
          <table:table-cell office:value-type="float" office:value="9602885.3599999994" table:style-name="ce17">
            <text:p>9.602.885<text:s/></text:p>
          </table:table-cell>
          <table:table-cell office:value-type="float" office:value="6924859.6999999993" table:style-name="ce17">
            <text:p>6.924.860<text:s/></text:p>
          </table:table-cell>
          <table:table-cell office:value-type="float" office:value="2578192.85" table:style-name="ce17">
            <text:p>2.578.193<text:s/></text:p>
          </table:table-cell>
          <table:table-cell office:value-type="float" office:value="36913088.649999999" table:style-name="ce17">
            <text:p>36.913.089<text:s/></text:p>
          </table:table-cell>
          <table:table-cell office:value-type="float" office:value="2629144.64" table:style-name="ce17">
            <text:p>2.629.145<text:s/></text:p>
          </table:table-cell>
          <table:table-cell office:value-type="float" office:value="3727806.09" table:style-name="ce17">
            <text:p>3.727.806<text:s/></text:p>
          </table:table-cell>
          <table:table-cell office:value-type="float" office:value="3986805.88" table:style-name="ce17">
            <text:p>3.986.806<text:s/></text:p>
          </table:table-cell>
          <table:table-cell office:value-type="float" office:value="1593619.1600000001" table:style-name="ce17">
            <text:p>1.593.619<text:s/></text:p>
          </table:table-cell>
          <table:table-cell office:value-type="float" office:value="7324655.5600000005" table:style-name="ce17">
            <text:p>7.324.656<text:s/></text:p>
          </table:table-cell>
          <table:table-cell office:value-type="float" office:value="1572451.47" table:style-name="ce17">
            <text:p>1.572.451<text:s/></text:p>
          </table:table-cell>
          <table:table-cell office:value-type="float" office:value="23250540.069999997" table:style-name="ce17">
            <text:p>23.250.540<text:s/></text:p>
          </table:table-cell>
          <table:table-cell office:value-type="float" office:value="92378811.499999985" table:style-name="ce17">
            <text:p>92.378.812<text:s/></text:p>
          </table:table-cell>
          <table:table-cell office:value-type="float" office:value="2145192.5499999998" table:style-name="ce17">
            <text:p>2.145.193<text:s/></text:p>
          </table:table-cell>
          <table:table-cell office:value-type="float" office:value="1379533.83" table:style-name="ce17">
            <text:p>1.379.534<text:s/></text:p>
          </table:table-cell>
          <table:table-cell office:value-type="float" office:value="212536.26" table:style-name="ce17">
            <text:p>212.536<text:s/></text:p>
          </table:table-cell>
          <table:table-cell office:value-type="float" office:value="28757574.479999997" table:style-name="ce17">
            <text:p>28.757.574<text:s/></text:p>
          </table:table-cell>
          <table:table-cell office:value-type="float" office:value="18207809.120000001" table:style-name="ce17">
            <text:p>18.207.809<text:s/></text:p>
          </table:table-cell>
          <table:table-cell office:value-type="float" office:value="2890258.7600000002" table:style-name="ce17">
            <text:p>2.890.259<text:s/></text:p>
          </table:table-cell>
          <table:table-cell office:value-type="float" office:value="506675989.68000001" table:style-name="ce17">
            <text:p>506.675.990<text:s/></text:p>
          </table:table-cell>
          <table:table-cell office:value-type="float" office:value="606692.9" table:style-name="ce17">
            <text:p>606.693<text:s/></text:p>
          </table:table-cell>
          <table:table-cell office:value-type="float" office:value="900539757.33999991" table:style-name="ce18">
            <text:p>900.539.7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89949.06" table:style-name="ce17">
            <text:p>189.949<text:s/></text:p>
          </table:table-cell>
          <table:table-cell office:value-type="float" office:value="431864.55" table:style-name="ce17">
            <text:p>431.865<text:s/></text:p>
          </table:table-cell>
          <table:table-cell office:value-type="float" office:value="4498515.46" table:style-name="ce17">
            <text:p>4.498.515<text:s/></text:p>
          </table:table-cell>
          <table:table-cell office:value-type="float" office:value="208490.45" table:style-name="ce17">
            <text:p>208.490<text:s/></text:p>
          </table:table-cell>
          <table:table-cell office:value-type="float" office:value="2163801.7000000002" table:style-name="ce17">
            <text:p>2.163.802<text:s/></text:p>
          </table:table-cell>
          <table:table-cell office:value-type="float" office:value="2167966.84" table:style-name="ce17">
            <text:p>2.167.967<text:s/></text:p>
          </table:table-cell>
          <table:table-cell office:value-type="float" office:value="308414467.25" table:style-name="ce17">
            <text:p>308.414.467<text:s/></text:p>
          </table:table-cell>
          <table:table-cell office:value-type="float" office:value="7799005.4900000002" table:style-name="ce17">
            <text:p>7.799.005<text:s/></text:p>
          </table:table-cell>
          <table:table-cell office:value-type="float" office:value="7640296.7800000003" table:style-name="ce17">
            <text:p>7.640.297<text:s/></text:p>
          </table:table-cell>
          <table:table-cell office:value-type="float" office:value="235097.65" table:style-name="ce17">
            <text:p>235.098<text:s/></text:p>
          </table:table-cell>
          <table:table-cell office:value-type="float" office:value="65883870.799999997" table:style-name="ce17">
            <text:p>65.883.871<text:s/></text:p>
          </table:table-cell>
          <table:table-cell office:value-type="float" office:value="4642939.8099999996" table:style-name="ce17">
            <text:p>4.642.940<text:s/></text:p>
          </table:table-cell>
          <table:table-cell office:value-type="float" office:value="9997920.4900000002" table:style-name="ce17">
            <text:p>9.997.920<text:s/></text:p>
          </table:table-cell>
          <table:table-cell office:value-type="float" office:value="8705230.2699999996" table:style-name="ce17">
            <text:p>8.705.230<text:s/></text:p>
          </table:table-cell>
          <table:table-cell office:value-type="float" office:value="1133875.1200000001" table:style-name="ce17">
            <text:p>1.133.875<text:s/></text:p>
          </table:table-cell>
          <table:table-cell office:value-type="float" office:value="1945309.57" table:style-name="ce17">
            <text:p>1.945.310<text:s/></text:p>
          </table:table-cell>
          <table:table-cell office:value-type="float" office:value="857192.61" table:style-name="ce17">
            <text:p>857.193<text:s/></text:p>
          </table:table-cell>
          <table:table-cell office:value-type="float" office:value="47015248.859999999" table:style-name="ce17">
            <text:p>47.015.249<text:s/></text:p>
          </table:table-cell>
          <table:table-cell office:value-type="float" office:value="120965514.53" table:style-name="ce17">
            <text:p>120.965.515<text:s/></text:p>
          </table:table-cell>
          <table:table-cell office:value-type="float" office:value="949438.79" table:style-name="ce17">
            <text:p>949.439<text:s/></text:p>
          </table:table-cell>
          <table:table-cell office:value-type="float" office:value="4504821.5599999996" table:style-name="ce17">
            <text:p>4.504.822<text:s/></text:p>
          </table:table-cell>
          <table:table-cell office:value-type="float" office:value="22754.82" table:style-name="ce17">
            <text:p>22.755<text:s/></text:p>
          </table:table-cell>
          <table:table-cell office:value-type="float" office:value="54167924.619999997" table:style-name="ce17">
            <text:p>54.167.925<text:s/></text:p>
          </table:table-cell>
          <table:table-cell office:value-type="float" office:value="16672183.41" table:style-name="ce17">
            <text:p>16.672.183<text:s/></text:p>
          </table:table-cell>
          <table:table-cell office:value-type="float" office:value="1776058.28" table:style-name="ce17">
            <text:p>1.776.058<text:s/></text:p>
          </table:table-cell>
          <table:table-cell office:value-type="float" office:value="1589976960.5" table:style-name="ce17">
            <text:p>1.589.976.961<text:s/></text:p>
          </table:table-cell>
          <table:table-cell office:value-type="float" office:value="131318.82999999999" table:style-name="ce17">
            <text:p>131.319<text:s/></text:p>
          </table:table-cell>
          <table:table-cell office:value-type="float" office:value="2263098018.0999999" table:style-name="ce18">
            <text:p>2.263.098.0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5203.94" table:style-name="ce17">
            <text:p>15.204<text:s/></text:p>
          </table:table-cell>
          <table:table-cell office:value-type="float" office:value="91039.5" table:style-name="ce17">
            <text:p>91.040<text:s/></text:p>
          </table:table-cell>
          <table:table-cell office:value-type="float" office:value="63418.35" table:style-name="ce17">
            <text:p>63.418<text:s/></text:p>
          </table:table-cell>
          <table:table-cell office:value-type="float" office:value="5916.18" table:style-name="ce17">
            <text:p>5.916<text:s/></text:p>
          </table:table-cell>
          <table:table-cell office:value-type="float" office:value="542095.69999999995" table:style-name="ce17">
            <text:p>542.096<text:s/></text:p>
          </table:table-cell>
          <table:table-cell office:value-type="float" office:value="45871.58" table:style-name="ce17">
            <text:p>45.872<text:s/></text:p>
          </table:table-cell>
          <table:table-cell office:value-type="float" office:value="34896.32" table:style-name="ce17">
            <text:p>34.896<text:s/></text:p>
          </table:table-cell>
          <table:table-cell office:value-type="float" office:value="36733.360000000001" table:style-name="ce17">
            <text:p>36.733<text:s/></text:p>
          </table:table-cell>
          <table:table-cell office:value-type="float" office:value="1684518.25" table:style-name="ce17">
            <text:p>1.684.518<text:s/></text:p>
          </table:table-cell>
          <table:table-cell office:value-type="float" office:value="107617.41" table:style-name="ce17">
            <text:p>107.617<text:s/></text:p>
          </table:table-cell>
          <table:table-cell office:value-type="float" office:value="1336105.3999999999" table:style-name="ce17">
            <text:p>1.336.105<text:s/></text:p>
          </table:table-cell>
          <table:table-cell office:value-type="float" office:value="2597539.6800000002" table:style-name="ce17">
            <text:p>2.597.540<text:s/></text:p>
          </table:table-cell>
          <table:table-cell office:value-type="float" office:value="3348195.21" table:style-name="ce17">
            <text:p>3.348.195<text:s/></text:p>
          </table:table-cell>
          <table:table-cell office:value-type="float" office:value="389514.37" table:style-name="ce17">
            <text:p>389.514<text:s/></text:p>
          </table:table-cell>
          <table:table-cell office:value-type="float" office:value="82728.87" table:style-name="ce17">
            <text:p>82.729<text:s/></text:p>
          </table:table-cell>
          <table:table-cell office:value-type="float" office:value="163978.47" table:style-name="ce17">
            <text:p>163.978<text:s/></text:p>
          </table:table-cell>
          <table:table-cell office:value-type="float" office:value="1029200.98" table:style-name="ce17">
            <text:p>1.029.201<text:s/></text:p>
          </table:table-cell>
          <table:table-cell office:value-type="float" office:value="1252750.19" table:style-name="ce17">
            <text:p>1.252.750<text:s/></text:p>
          </table:table-cell>
          <table:table-cell office:value-type="float" office:value="282303.81" table:style-name="ce17">
            <text:p>282.304<text:s/></text:p>
          </table:table-cell>
          <table:table-cell office:value-type="float" office:value="37683.440000000002" table:style-name="ce17">
            <text:p>37.683<text:s/></text:p>
          </table:table-cell>
          <table:table-cell office:value-type="float" office:value="104719.71" table:style-name="ce17">
            <text:p>104.720<text:s/></text:p>
          </table:table-cell>
          <table:table-cell office:value-type="float" office:value="219716.49" table:style-name="ce17">
            <text:p>219.716<text:s/></text:p>
          </table:table-cell>
          <table:table-cell office:value-type="float" office:value="1563732.19" table:style-name="ce17">
            <text:p>1.563.732<text:s/></text:p>
          </table:table-cell>
          <table:table-cell office:value-type="float" office:value="311756.39" table:style-name="ce17">
            <text:p>311.756<text:s/></text:p>
          </table:table-cell>
          <table:table-cell office:value-type="float" office:value="22910.06" table:style-name="ce17">
            <text:p>22.910<text:s/></text:p>
          </table:table-cell>
          <table:table-cell office:value-type="float" office:value="1952453.47" table:style-name="ce17">
            <text:p>1.952.453<text:s/></text:p>
          </table:table-cell>
          <table:table-cell office:value-type="float" office:value="358540.02" table:style-name="ce17">
            <text:p>358.540<text:s/></text:p>
          </table:table-cell>
          <table:table-cell office:value-type="float" office:value="17681139.34" table:style-name="ce18">
            <text:p>17.681.1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5549795.9000000004" table:style-name="ce17">
            <text:p>5.549.796<text:s/></text:p>
          </table:table-cell>
          <table:table-cell office:value-type="float" office:value="32313710.640000001" table:style-name="ce17">
            <text:p>32.313.711<text:s/></text:p>
          </table:table-cell>
          <table:table-cell office:value-type="float" office:value="93474882.620000005" table:style-name="ce17">
            <text:p>93.474.883<text:s/></text:p>
          </table:table-cell>
          <table:table-cell office:value-type="float" office:value="3071721.21" table:style-name="ce17">
            <text:p>3.071.721<text:s/></text:p>
          </table:table-cell>
          <table:table-cell office:value-type="float" office:value="266460374.97" table:style-name="ce17">
            <text:p>266.460.375<text:s/></text:p>
          </table:table-cell>
          <table:table-cell office:value-type="float" office:value="113695374.28" table:style-name="ce17">
            <text:p>113.695.374<text:s/></text:p>
          </table:table-cell>
          <table:table-cell office:value-type="float" office:value="502575348.95999998" table:style-name="ce17">
            <text:p>502.575.349<text:s/></text:p>
          </table:table-cell>
          <table:table-cell office:value-type="float" office:value="254119448.38999999" table:style-name="ce17">
            <text:p>254.119.448<text:s/></text:p>
          </table:table-cell>
          <table:table-cell office:value-type="float" office:value="98790255.530000001" table:style-name="ce17">
            <text:p>98.790.256<text:s/></text:p>
          </table:table-cell>
          <table:table-cell office:value-type="float" office:value="196392279.38999999" table:style-name="ce17">
            <text:p>196.392.279<text:s/></text:p>
          </table:table-cell>
          <table:table-cell office:value-type="float" office:value="445510970.50999999" table:style-name="ce17">
            <text:p>445.510.971<text:s/></text:p>
          </table:table-cell>
          <table:table-cell office:value-type="float" office:value="38331627.159999996" table:style-name="ce17">
            <text:p>38.331.627<text:s/></text:p>
          </table:table-cell>
          <table:table-cell office:value-type="float" office:value="62863742.009999998" table:style-name="ce17">
            <text:p>62.863.742<text:s/></text:p>
          </table:table-cell>
          <table:table-cell office:value-type="float" office:value="108677165.58" table:style-name="ce17">
            <text:p>108.677.166<text:s/></text:p>
          </table:table-cell>
          <table:table-cell office:value-type="float" office:value="26802129.93" table:style-name="ce17">
            <text:p>26.802.130<text:s/></text:p>
          </table:table-cell>
          <table:table-cell office:value-type="float" office:value="298559241.85000002" table:style-name="ce17">
            <text:p>298.559.242<text:s/></text:p>
          </table:table-cell>
          <table:table-cell office:value-type="float" office:value="19120856.390000001" table:style-name="ce17">
            <text:p>19.120.856<text:s/></text:p>
          </table:table-cell>
          <table:table-cell office:value-type="float" office:value="722755821.19000006" table:style-name="ce17">
            <text:p>722.755.821<text:s/></text:p>
          </table:table-cell>
          <table:table-cell office:value-type="float" office:value="1085265678.75" table:style-name="ce17">
            <text:p>1.085.265.679<text:s/></text:p>
          </table:table-cell>
          <table:table-cell office:value-type="float" office:value="30725848.66" table:style-name="ce17">
            <text:p>30.725.849<text:s/></text:p>
          </table:table-cell>
          <table:table-cell office:value-type="float" office:value="15432659.98" table:style-name="ce17">
            <text:p>15.432.660<text:s/></text:p>
          </table:table-cell>
          <table:table-cell office:value-type="float" office:value="5961282.9800000004" table:style-name="ce17">
            <text:p>5.961.283<text:s/></text:p>
          </table:table-cell>
          <table:table-cell office:value-type="float" office:value="404270989.75999999" table:style-name="ce17">
            <text:p>404.270.990<text:s/></text:p>
          </table:table-cell>
          <table:table-cell office:value-type="float" office:value="698972533.87" table:style-name="ce17">
            <text:p>698.972.534<text:s/></text:p>
          </table:table-cell>
          <table:table-cell office:value-type="float" office:value="17358326.899999999" table:style-name="ce17">
            <text:p>17.358.327<text:s/></text:p>
          </table:table-cell>
          <table:table-cell office:value-type="float" office:value="4488799147.9700003" table:style-name="ce17">
            <text:p>4.488.799.148<text:s/></text:p>
          </table:table-cell>
          <table:table-cell office:value-type="float" office:value="11734472.16" table:style-name="ce17">
            <text:p>11.734.472<text:s/></text:p>
          </table:table-cell>
          <table:table-cell office:value-type="float" office:value="10047585687.539999" table:style-name="ce18">
            <text:p>10.047.585.6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926.6" table:style-name="ce17">
            <text:p>11.927<text:s/></text:p>
          </table:table-cell>
          <table:table-cell office:value-type="float" office:value="32310.29" table:style-name="ce17">
            <text:p>32.310<text:s/></text:p>
          </table:table-cell>
          <table:table-cell office:value-type="float" office:value="11395.52" table:style-name="ce17">
            <text:p>11.3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88169.58" table:style-name="ce17">
            <text:p>188.170<text:s/></text:p>
          </table:table-cell>
          <table:table-cell office:value-type="float" office:value="61229.83" table:style-name="ce17">
            <text:p>61.230<text:s/></text:p>
          </table:table-cell>
          <table:table-cell office:value-type="float" office:value="196148538.94" table:style-name="ce17">
            <text:p>196.148.539<text:s/></text:p>
          </table:table-cell>
          <table:table-cell office:value-type="float" office:value="4748057.2699999996" table:style-name="ce17">
            <text:p>4.748.057<text:s/></text:p>
          </table:table-cell>
          <table:table-cell office:value-type="float" office:value="365324.79" table:style-name="ce17">
            <text:p>365.325<text:s/></text:p>
          </table:table-cell>
          <table:table-cell office:value-type="float" office:value="14246.66" table:style-name="ce17">
            <text:p>14.247<text:s/></text:p>
          </table:table-cell>
          <table:table-cell office:value-type="float" office:value="23932922.440000001" table:style-name="ce17">
            <text:p>23.932.922<text:s/></text:p>
          </table:table-cell>
          <table:table-cell office:value-type="float" office:value="12201.16" table:style-name="ce17">
            <text:p>12.201<text:s/></text:p>
          </table:table-cell>
          <table:table-cell office:value-type="float" office:value="162125.98000000001" table:style-name="ce17">
            <text:p>162.126<text:s/></text:p>
          </table:table-cell>
          <table:table-cell office:value-type="float" office:value="7872247.7699999996" table:style-name="ce17">
            <text:p>7.872.248<text:s/></text:p>
          </table:table-cell>
          <table:table-cell office:value-type="float" office:value="16705.990000000002" table:style-name="ce17">
            <text:p>16.706<text:s/></text:p>
          </table:table-cell>
          <table:table-cell office:value-type="float" office:value="676985.78" table:style-name="ce17">
            <text:p>676.986<text:s/></text:p>
          </table:table-cell>
          <table:table-cell office:value-type="float" office:value="13992.34" table:style-name="ce17">
            <text:p>13.992<text:s/></text:p>
          </table:table-cell>
          <table:table-cell office:value-type="float" office:value="6923193.0999999996" table:style-name="ce17">
            <text:p>6.923.193<text:s/></text:p>
          </table:table-cell>
          <table:table-cell office:value-type="float" office:value="118886238.11" table:style-name="ce17">
            <text:p>118.886.238<text:s/></text:p>
          </table:table-cell>
          <table:table-cell office:value-type="float" office:value="233265.8" table:style-name="ce17">
            <text:p>233.266<text:s/></text:p>
          </table:table-cell>
          <table:table-cell office:value-type="float" office:value="237262.81" table:style-name="ce17">
            <text:p>237.263<text:s/></text:p>
          </table:table-cell>
          <table:table-cell office:value-type="float" office:value="3410.12" table:style-name="ce17">
            <text:p>3.410<text:s/></text:p>
          </table:table-cell>
          <table:table-cell office:value-type="float" office:value="3864316.37" table:style-name="ce17">
            <text:p>3.864.316<text:s/></text:p>
          </table:table-cell>
          <table:table-cell office:value-type="float" office:value="702188.59" table:style-name="ce17">
            <text:p>702.189<text:s/></text:p>
          </table:table-cell>
          <table:table-cell office:value-type="float" office:value="2064359.76" table:style-name="ce17">
            <text:p>2.064.360<text:s/></text:p>
          </table:table-cell>
          <table:table-cell office:value-type="float" office:value="435037848.19999999" table:style-name="ce17">
            <text:p>435.037.848<text:s/></text:p>
          </table:table-cell>
          <table:table-cell office:value-type="float" office:value="15067.88" table:style-name="ce17">
            <text:p>15.068<text:s/></text:p>
          </table:table-cell>
          <table:table-cell office:value-type="float" office:value="802235531.67999995" table:style-name="ce18">
            <text:p>802.235.5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537869.3000000007" table:style-name="ce17">
            <text:p>5.537.869<text:s/></text:p>
          </table:table-cell>
          <table:table-cell office:value-type="float" office:value="32281400.349999998" table:style-name="ce17">
            <text:p>32.281.400<text:s/></text:p>
          </table:table-cell>
          <table:table-cell office:value-type="float" office:value="93463487.099999994" table:style-name="ce17">
            <text:p>93.463.487<text:s/></text:p>
          </table:table-cell>
          <table:table-cell office:value-type="float" office:value="3071721.21" table:style-name="ce17">
            <text:p>3.071.721<text:s/></text:p>
          </table:table-cell>
          <table:table-cell office:value-type="float" office:value="266272205.38999999" table:style-name="ce17">
            <text:p>266.272.205<text:s/></text:p>
          </table:table-cell>
          <table:table-cell office:value-type="float" office:value="113634144.45" table:style-name="ce17">
            <text:p>113.634.144<text:s/></text:p>
          </table:table-cell>
          <table:table-cell office:value-type="float" office:value="306426810.02000004" table:style-name="ce17">
            <text:p>306.426.810<text:s/></text:p>
          </table:table-cell>
          <table:table-cell office:value-type="float" office:value="249371391.12" table:style-name="ce17">
            <text:p>249.371.391<text:s/></text:p>
          </table:table-cell>
          <table:table-cell office:value-type="float" office:value="98424930.739999995" table:style-name="ce17">
            <text:p>98.424.931<text:s/></text:p>
          </table:table-cell>
          <table:table-cell office:value-type="float" office:value="196378032.72999999" table:style-name="ce17">
            <text:p>196.378.033<text:s/></text:p>
          </table:table-cell>
          <table:table-cell office:value-type="float" office:value="421578048.06999999" table:style-name="ce17">
            <text:p>421.578.048<text:s/></text:p>
          </table:table-cell>
          <table:table-cell office:value-type="float" office:value="38319426" table:style-name="ce17">
            <text:p>38.319.426<text:s/></text:p>
          </table:table-cell>
          <table:table-cell office:value-type="float" office:value="62701616.030000001" table:style-name="ce17">
            <text:p>62.701.616<text:s/></text:p>
          </table:table-cell>
          <table:table-cell office:value-type="float" office:value="100804917.81" table:style-name="ce17">
            <text:p>100.804.918<text:s/></text:p>
          </table:table-cell>
          <table:table-cell office:value-type="float" office:value="26785423.940000001" table:style-name="ce17">
            <text:p>26.785.424<text:s/></text:p>
          </table:table-cell>
          <table:table-cell office:value-type="float" office:value="297882256.06999999" table:style-name="ce17">
            <text:p>297.882.256<text:s/></text:p>
          </table:table-cell>
          <table:table-cell office:value-type="float" office:value="19106864.049999997" table:style-name="ce17">
            <text:p>19.106.864<text:s/></text:p>
          </table:table-cell>
          <table:table-cell office:value-type="float" office:value="715832628.09000003" table:style-name="ce17">
            <text:p>715.832.628<text:s/></text:p>
          </table:table-cell>
          <table:table-cell office:value-type="float" office:value="966379440.63999999" table:style-name="ce17">
            <text:p>966.379.441<text:s/></text:p>
          </table:table-cell>
          <table:table-cell office:value-type="float" office:value="30492582.859999999" table:style-name="ce17">
            <text:p>30.492.583<text:s/></text:p>
          </table:table-cell>
          <table:table-cell office:value-type="float" office:value="15195397.17" table:style-name="ce17">
            <text:p>15.195.397<text:s/></text:p>
          </table:table-cell>
          <table:table-cell office:value-type="float" office:value="5957872.8599999994" table:style-name="ce17">
            <text:p>5.957.873<text:s/></text:p>
          </table:table-cell>
          <table:table-cell office:value-type="float" office:value="400406673.38999999" table:style-name="ce17">
            <text:p>400.406.673<text:s/></text:p>
          </table:table-cell>
          <table:table-cell office:value-type="float" office:value="698270345.27999985" table:style-name="ce17">
            <text:p>698.270.345<text:s/></text:p>
          </table:table-cell>
          <table:table-cell office:value-type="float" office:value="15293967.140000001" table:style-name="ce17">
            <text:p>15.293.967<text:s/></text:p>
          </table:table-cell>
          <table:table-cell office:value-type="float" office:value="4053761299.7699995" table:style-name="ce17">
            <text:p>4.053.761.300<text:s/></text:p>
          </table:table-cell>
          <table:table-cell office:value-type="float" office:value="11719404.279999997" table:style-name="ce17">
            <text:p>11.719.404<text:s/></text:p>
          </table:table-cell>
          <table:table-cell office:value-type="float" office:value="9245350155.8600006" table:style-name="ce18">
            <text:p>9.245.350.1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947724.69" table:style-name="ce17">
            <text:p>3.947.725<text:s/></text:p>
          </table:table-cell>
          <table:table-cell office:value-type="float" office:value="9051654.7799999993" table:style-name="ce17">
            <text:p>9.051.655<text:s/></text:p>
          </table:table-cell>
          <table:table-cell office:value-type="float" office:value="30891987.109999999" table:style-name="ce17">
            <text:p>30.891.987<text:s/></text:p>
          </table:table-cell>
          <table:table-cell office:value-type="float" office:value="2442182.5099999998" table:style-name="ce17">
            <text:p>2.442.183<text:s/></text:p>
          </table:table-cell>
          <table:table-cell office:value-type="float" office:value="69144123.299999997" table:style-name="ce17">
            <text:p>69.144.123<text:s/></text:p>
          </table:table-cell>
          <table:table-cell office:value-type="float" office:value="37083821.189999998" table:style-name="ce17">
            <text:p>37.083.821<text:s/></text:p>
          </table:table-cell>
          <table:table-cell office:value-type="float" office:value="293604895.57999998" table:style-name="ce17">
            <text:p>293.604.896<text:s/></text:p>
          </table:table-cell>
          <table:table-cell office:value-type="float" office:value="72654752.980000004" table:style-name="ce17">
            <text:p>72.654.753<text:s/></text:p>
          </table:table-cell>
          <table:table-cell office:value-type="float" office:value="52492012.810000002" table:style-name="ce17">
            <text:p>52.492.013<text:s/></text:p>
          </table:table-cell>
          <table:table-cell office:value-type="float" office:value="70795082.349999994" table:style-name="ce17">
            <text:p>70.795.082<text:s/></text:p>
          </table:table-cell>
          <table:table-cell office:value-type="float" office:value="142483958.75" table:style-name="ce17">
            <text:p>142.483.959<text:s/></text:p>
          </table:table-cell>
          <table:table-cell office:value-type="float" office:value="25726157.48" table:style-name="ce17">
            <text:p>25.726.157<text:s/></text:p>
          </table:table-cell>
          <table:table-cell office:value-type="float" office:value="23795304.309999999" table:style-name="ce17">
            <text:p>23.795.304<text:s/></text:p>
          </table:table-cell>
          <table:table-cell office:value-type="float" office:value="35797970.619999997" table:style-name="ce17">
            <text:p>35.797.971<text:s/></text:p>
          </table:table-cell>
          <table:table-cell office:value-type="float" office:value="9821011.8900000006" table:style-name="ce17">
            <text:p>9.821.012<text:s/></text:p>
          </table:table-cell>
          <table:table-cell office:value-type="float" office:value="78243688.980000004" table:style-name="ce17">
            <text:p>78.243.689<text:s/></text:p>
          </table:table-cell>
          <table:table-cell office:value-type="float" office:value="11017890.16" table:style-name="ce17">
            <text:p>11.017.890<text:s/></text:p>
          </table:table-cell>
          <table:table-cell office:value-type="float" office:value="212293820.09999999" table:style-name="ce17">
            <text:p>212.293.820<text:s/></text:p>
          </table:table-cell>
          <table:table-cell office:value-type="float" office:value="306136385.23000002" table:style-name="ce17">
            <text:p>306.136.385<text:s/></text:p>
          </table:table-cell>
          <table:table-cell office:value-type="float" office:value="10290283.16" table:style-name="ce17">
            <text:p>10.290.283<text:s/></text:p>
          </table:table-cell>
          <table:table-cell office:value-type="float" office:value="7034820.8099999996" table:style-name="ce17">
            <text:p>7.034.821<text:s/></text:p>
          </table:table-cell>
          <table:table-cell office:value-type="float" office:value="5225201.95" table:style-name="ce17">
            <text:p>5.225.202<text:s/></text:p>
          </table:table-cell>
          <table:table-cell office:value-type="float" office:value="119250524.59" table:style-name="ce17">
            <text:p>119.250.525<text:s/></text:p>
          </table:table-cell>
          <table:table-cell office:value-type="float" office:value="173004261.66999999" table:style-name="ce17">
            <text:p>173.004.262<text:s/></text:p>
          </table:table-cell>
          <table:table-cell office:value-type="float" office:value="8264129.5199999996" table:style-name="ce17">
            <text:p>8.264.130<text:s/></text:p>
          </table:table-cell>
          <table:table-cell office:value-type="float" office:value="1083369114.9100001" table:style-name="ce17">
            <text:p>1.083.369.115<text:s/></text:p>
          </table:table-cell>
          <table:table-cell office:value-type="float" office:value="5584572.0099999998" table:style-name="ce17">
            <text:p>5.584.572<text:s/></text:p>
          </table:table-cell>
          <table:table-cell office:value-type="float" office:value="2899447333.4400005" table:style-name="ce18">
            <text:p>2.899.447.3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915.41" table:style-name="ce17">
            <text:p>1.915<text:s/></text:p>
          </table:table-cell>
          <table:table-cell office:value-type="float" office:value="5360.55" table:style-name="ce17">
            <text:p>5.361<text:s/></text:p>
          </table:table-cell>
          <table:table-cell office:value-type="float" office:value="1794.29" table:style-name="ce17">
            <text:p>1.7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623.02" table:style-name="ce17">
            <text:p>30.623<text:s/></text:p>
          </table:table-cell>
          <table:table-cell office:value-type="float" office:value="13343.65" table:style-name="ce17">
            <text:p>13.344<text:s/></text:p>
          </table:table-cell>
          <table:table-cell office:value-type="float" office:value="32304768.07" table:style-name="ce17">
            <text:p>32.304.768<text:s/></text:p>
          </table:table-cell>
          <table:table-cell office:value-type="float" office:value="794055.26" table:style-name="ce17">
            <text:p>794.055<text:s/></text:p>
          </table:table-cell>
          <table:table-cell office:value-type="float" office:value="57897.78" table:style-name="ce17">
            <text:p>57.898<text:s/></text:p>
          </table:table-cell>
          <table:table-cell office:value-type="float" office:value="2262.34" table:style-name="ce17">
            <text:p>2.262<text:s/></text:p>
          </table:table-cell>
          <table:table-cell office:value-type="float" office:value="3887990.22" table:style-name="ce17">
            <text:p>3.887.990<text:s/></text:p>
          </table:table-cell>
          <table:table-cell office:value-type="float" office:value="2122.6" table:style-name="ce17">
            <text:p>2.123<text:s/></text:p>
          </table:table-cell>
          <table:table-cell office:value-type="float" office:value="26302.7" table:style-name="ce17">
            <text:p>26.303<text:s/></text:p>
          </table:table-cell>
          <table:table-cell office:value-type="float" office:value="1281970.8" table:style-name="ce17">
            <text:p>1.281.971<text:s/></text:p>
          </table:table-cell>
          <table:table-cell office:value-type="float" office:value="3849.58" table:style-name="ce17">
            <text:p>3.850<text:s/></text:p>
          </table:table-cell>
          <table:table-cell office:value-type="float" office:value="114520.86" table:style-name="ce17">
            <text:p>114.521<text:s/></text:p>
          </table:table-cell>
          <table:table-cell office:value-type="float" office:value="2255.67" table:style-name="ce17">
            <text:p>2.256<text:s/></text:p>
          </table:table-cell>
          <table:table-cell office:value-type="float" office:value="1123284.95" table:style-name="ce17">
            <text:p>1.123.285<text:s/></text:p>
          </table:table-cell>
          <table:table-cell office:value-type="float" office:value="19291128.41" table:style-name="ce17">
            <text:p>19.291.128<text:s/></text:p>
          </table:table-cell>
          <table:table-cell office:value-type="float" office:value="37866.629999999997" table:style-name="ce17">
            <text:p>37.867<text:s/></text:p>
          </table:table-cell>
          <table:table-cell office:value-type="float" office:value="37750.39" table:style-name="ce17">
            <text:p>37.750<text:s/></text:p>
          </table:table-cell>
          <table:table-cell office:value-type="float" office:value="552.09" table:style-name="ce17">
            <text:p>552<text:s/></text:p>
          </table:table-cell>
          <table:table-cell office:value-type="float" office:value="631966.41" table:style-name="ce17">
            <text:p>631.966<text:s/></text:p>
          </table:table-cell>
          <table:table-cell office:value-type="float" office:value="118249.01" table:style-name="ce17">
            <text:p>118.249<text:s/></text:p>
          </table:table-cell>
          <table:table-cell office:value-type="float" office:value="345235.56" table:style-name="ce17">
            <text:p>345.236<text:s/></text:p>
          </table:table-cell>
          <table:table-cell office:value-type="float" office:value="72350704.75" table:style-name="ce17">
            <text:p>72.350.705<text:s/></text:p>
          </table:table-cell>
          <table:table-cell office:value-type="float" office:value="2448.12" table:style-name="ce17">
            <text:p>2.448<text:s/></text:p>
          </table:table-cell>
          <table:table-cell office:value-type="float" office:value="132470219.12000002" table:style-name="ce18">
            <text:p>132.470.2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945809.28" table:style-name="ce17">
            <text:p>3.945.809<text:s/></text:p>
          </table:table-cell>
          <table:table-cell office:value-type="float" office:value="9046294.2300000004" table:style-name="ce17">
            <text:p>9.046.294<text:s/></text:p>
          </table:table-cell>
          <table:table-cell office:value-type="float" office:value="30890192.82" table:style-name="ce17">
            <text:p>30.890.193<text:s/></text:p>
          </table:table-cell>
          <table:table-cell office:value-type="float" office:value="2442182.5099999998" table:style-name="ce17">
            <text:p>2.442.183<text:s/></text:p>
          </table:table-cell>
          <table:table-cell office:value-type="float" office:value="69113500.280000001" table:style-name="ce17">
            <text:p>69.113.500<text:s/></text:p>
          </table:table-cell>
          <table:table-cell office:value-type="float" office:value="37070477.540000007" table:style-name="ce17">
            <text:p>37.070.478<text:s/></text:p>
          </table:table-cell>
          <table:table-cell office:value-type="float" office:value="261300127.50999999" table:style-name="ce17">
            <text:p>261.300.128<text:s/></text:p>
          </table:table-cell>
          <table:table-cell office:value-type="float" office:value="71860697.719999999" table:style-name="ce17">
            <text:p>71.860.698<text:s/></text:p>
          </table:table-cell>
          <table:table-cell office:value-type="float" office:value="52434115.030000001" table:style-name="ce17">
            <text:p>52.434.115<text:s/></text:p>
          </table:table-cell>
          <table:table-cell office:value-type="float" office:value="70792820.010000005" table:style-name="ce17">
            <text:p>70.792.820<text:s/></text:p>
          </table:table-cell>
          <table:table-cell office:value-type="float" office:value="138595968.53" table:style-name="ce17">
            <text:p>138.595.969<text:s/></text:p>
          </table:table-cell>
          <table:table-cell office:value-type="float" office:value="25724034.879999999" table:style-name="ce17">
            <text:p>25.724.035<text:s/></text:p>
          </table:table-cell>
          <table:table-cell office:value-type="float" office:value="23769001.609999999" table:style-name="ce17">
            <text:p>23.769.002<text:s/></text:p>
          </table:table-cell>
          <table:table-cell office:value-type="float" office:value="34515999.819999993" table:style-name="ce17">
            <text:p>34.516.000<text:s/></text:p>
          </table:table-cell>
          <table:table-cell office:value-type="float" office:value="9817162.3099999987" table:style-name="ce17">
            <text:p>9.817.162<text:s/></text:p>
          </table:table-cell>
          <table:table-cell office:value-type="float" office:value="78129168.120000005" table:style-name="ce17">
            <text:p>78.129.168<text:s/></text:p>
          </table:table-cell>
          <table:table-cell office:value-type="float" office:value="11015634.49" table:style-name="ce17">
            <text:p>11.015.634<text:s/></text:p>
          </table:table-cell>
          <table:table-cell office:value-type="float" office:value="211170535.14999998" table:style-name="ce17">
            <text:p>211.170.535<text:s/></text:p>
          </table:table-cell>
          <table:table-cell office:value-type="float" office:value="286845256.81999999" table:style-name="ce17">
            <text:p>286.845.257<text:s/></text:p>
          </table:table-cell>
          <table:table-cell office:value-type="float" office:value="10252416.529999999" table:style-name="ce17">
            <text:p>10.252.417<text:s/></text:p>
          </table:table-cell>
          <table:table-cell office:value-type="float" office:value="6997070.4200000009" table:style-name="ce17">
            <text:p>6.997.070<text:s/></text:p>
          </table:table-cell>
          <table:table-cell office:value-type="float" office:value="5224649.8599999994" table:style-name="ce17">
            <text:p>5.224.650<text:s/></text:p>
          </table:table-cell>
          <table:table-cell office:value-type="float" office:value="118618558.18000001" table:style-name="ce17">
            <text:p>118.618.558<text:s/></text:p>
          </table:table-cell>
          <table:table-cell office:value-type="float" office:value="172886012.66" table:style-name="ce17">
            <text:p>172.886.013<text:s/></text:p>
          </table:table-cell>
          <table:table-cell office:value-type="float" office:value="7918893.9600000009" table:style-name="ce17">
            <text:p>7.918.894<text:s/></text:p>
          </table:table-cell>
          <table:table-cell office:value-type="float" office:value="1011018410.16" table:style-name="ce17">
            <text:p>1.011.018.410<text:s/></text:p>
          </table:table-cell>
          <table:table-cell office:value-type="float" office:value="5582123.8899999997" table:style-name="ce17">
            <text:p>5.582.124<text:s/></text:p>
          </table:table-cell>
          <table:table-cell office:value-type="float" office:value="2766977114.3199997" table:style-name="ce18">
            <text:p>2.766.977.1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8159158.2300000004" table:style-name="ce17">
            <text:p>8.159.158<text:s/></text:p>
          </table:table-cell>
          <table:table-cell office:value-type="float" office:value="23229426" table:style-name="ce17">
            <text:p>23.229.426<text:s/></text:p>
          </table:table-cell>
          <table:table-cell office:value-type="float" office:value="250641758.44999999" table:style-name="ce17">
            <text:p>250.641.758<text:s/></text:p>
          </table:table-cell>
          <table:table-cell office:value-type="float" office:value="5994268.9699999997" table:style-name="ce17">
            <text:p>5.994.269<text:s/></text:p>
          </table:table-cell>
          <table:table-cell office:value-type="float" office:value="167765187.08000001" table:style-name="ce17">
            <text:p>167.765.187<text:s/></text:p>
          </table:table-cell>
          <table:table-cell office:value-type="float" office:value="145105574.08000001" table:style-name="ce17">
            <text:p>145.105.574<text:s/></text:p>
          </table:table-cell>
          <table:table-cell office:value-type="float" office:value="275262132.63999999" table:style-name="ce17">
            <text:p>275.262.133<text:s/></text:p>
          </table:table-cell>
          <table:table-cell office:value-type="float" office:value="99788807.040000007" table:style-name="ce17">
            <text:p>99.788.807<text:s/></text:p>
          </table:table-cell>
          <table:table-cell office:value-type="float" office:value="113737635.2" table:style-name="ce17">
            <text:p>113.737.635<text:s/></text:p>
          </table:table-cell>
          <table:table-cell office:value-type="float" office:value="30083391.640000001" table:style-name="ce17">
            <text:p>30.083.392<text:s/></text:p>
          </table:table-cell>
          <table:table-cell office:value-type="float" office:value="546476948.60000002" table:style-name="ce17">
            <text:p>546.476.949<text:s/></text:p>
          </table:table-cell>
          <table:table-cell office:value-type="float" office:value="53219354.990000002" table:style-name="ce17">
            <text:p>53.219.355<text:s/></text:p>
          </table:table-cell>
          <table:table-cell office:value-type="float" office:value="98760221.299999997" table:style-name="ce17">
            <text:p>98.760.221<text:s/></text:p>
          </table:table-cell>
          <table:table-cell office:value-type="float" office:value="75222840.209999993" table:style-name="ce17">
            <text:p>75.222.840<text:s/></text:p>
          </table:table-cell>
          <table:table-cell office:value-type="float" office:value="34170921.939999998" table:style-name="ce17">
            <text:p>34.170.922<text:s/></text:p>
          </table:table-cell>
          <table:table-cell office:value-type="float" office:value="139950157.09" table:style-name="ce17">
            <text:p>139.950.157<text:s/></text:p>
          </table:table-cell>
          <table:table-cell office:value-type="float" office:value="27025722.890000001" table:style-name="ce17">
            <text:p>27.025.723<text:s/></text:p>
          </table:table-cell>
          <table:table-cell office:value-type="float" office:value="387386240.11000001" table:style-name="ce17">
            <text:p>387.386.240<text:s/></text:p>
          </table:table-cell>
          <table:table-cell office:value-type="float" office:value="1186759219.03" table:style-name="ce17">
            <text:p>1.186.759.219<text:s/></text:p>
          </table:table-cell>
          <table:table-cell office:value-type="float" office:value="39823026.390000001" table:style-name="ce17">
            <text:p>39.823.026<text:s/></text:p>
          </table:table-cell>
          <table:table-cell office:value-type="float" office:value="20687735.52" table:style-name="ce17">
            <text:p>20.687.736<text:s/></text:p>
          </table:table-cell>
          <table:table-cell office:value-type="float" office:value="6844318.7699999996" table:style-name="ce17">
            <text:p>6.844.319<text:s/></text:p>
          </table:table-cell>
          <table:table-cell office:value-type="float" office:value="405094109.43000001" table:style-name="ce17">
            <text:p>405.094.109<text:s/></text:p>
          </table:table-cell>
          <table:table-cell office:value-type="float" office:value="278946308.19999999" table:style-name="ce17">
            <text:p>278.946.308<text:s/></text:p>
          </table:table-cell>
          <table:table-cell office:value-type="float" office:value="37910514.759999998" table:style-name="ce17">
            <text:p>37.910.515<text:s/></text:p>
          </table:table-cell>
          <table:table-cell office:value-type="float" office:value="3379735316.23" table:style-name="ce17">
            <text:p>3.379.735.316<text:s/></text:p>
          </table:table-cell>
          <table:table-cell office:value-type="float" office:value="14338137.57" table:style-name="ce17">
            <text:p>14.338.138<text:s/></text:p>
          </table:table-cell>
          <table:table-cell office:value-type="float" office:value="7852118432.3600006" table:style-name="ce18">
            <text:p>7.852.118.4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530.92" table:style-name="ce17">
            <text:p>2.531<text:s/></text:p>
          </table:table-cell>
          <table:table-cell office:value-type="float" office:value="29341.96" table:style-name="ce17">
            <text:p>29.342<text:s/></text:p>
          </table:table-cell>
          <table:table-cell office:value-type="float" office:value="184527" table:style-name="ce17">
            <text:p>184.5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3292.26" table:style-name="ce17">
            <text:p>593.292<text:s/></text:p>
          </table:table-cell>
          <table:table-cell office:value-type="float" office:value="13943661.199999999" table:style-name="ce17">
            <text:p>13.943.661<text:s/></text:p>
          </table:table-cell>
          <table:table-cell office:value-type="float" office:value="59335448.939999998" table:style-name="ce17">
            <text:p>59.335.449<text:s/></text:p>
          </table:table-cell>
          <table:table-cell office:value-type="float" office:value="5140646.28" table:style-name="ce17">
            <text:p>5.140.646<text:s/></text:p>
          </table:table-cell>
          <table:table-cell office:value-type="float" office:value="523626.68" table:style-name="ce17">
            <text:p>523.627<text:s/></text:p>
          </table:table-cell>
          <table:table-cell office:value-type="float" office:value="53898.54" table:style-name="ce17">
            <text:p>53.899<text:s/></text:p>
          </table:table-cell>
          <table:table-cell office:value-type="float" office:value="16375965.859999999" table:style-name="ce17">
            <text:p>16.375.966<text:s/></text:p>
          </table:table-cell>
          <table:table-cell office:value-type="float" office:value="174883.85" table:style-name="ce17">
            <text:p>174.884<text:s/></text:p>
          </table:table-cell>
          <table:table-cell office:value-type="float" office:value="1013926.72" table:style-name="ce17">
            <text:p>1.013.927<text:s/></text:p>
          </table:table-cell>
          <table:table-cell office:value-type="float" office:value="14090959.119999999" table:style-name="ce17">
            <text:p>14.090.959<text:s/></text:p>
          </table:table-cell>
          <table:table-cell office:value-type="float" office:value="80597.919999999998" table:style-name="ce17">
            <text:p>80.598<text:s/></text:p>
          </table:table-cell>
          <table:table-cell office:value-type="float" office:value="260174.99" table:style-name="ce17">
            <text:p>260.175<text:s/></text:p>
          </table:table-cell>
          <table:table-cell office:value-type="float" office:value="17666.25" table:style-name="ce17">
            <text:p>17.666<text:s/></text:p>
          </table:table-cell>
          <table:table-cell office:value-type="float" office:value="11137989.310000001" table:style-name="ce17">
            <text:p>11.137.989<text:s/></text:p>
          </table:table-cell>
          <table:table-cell office:value-type="float" office:value="119944049.38" table:style-name="ce17">
            <text:p>119.944.049<text:s/></text:p>
          </table:table-cell>
          <table:table-cell office:value-type="float" office:value="43004.18" table:style-name="ce17">
            <text:p>43.004<text:s/></text:p>
          </table:table-cell>
          <table:table-cell office:value-type="float" office:value="460325.9" table:style-name="ce17">
            <text:p>460.326<text:s/></text:p>
          </table:table-cell>
          <table:table-cell office:value-type="float" office:value="4103.84" table:style-name="ce17">
            <text:p>4.104<text:s/></text:p>
          </table:table-cell>
          <table:table-cell office:value-type="float" office:value="18104715.829999998" table:style-name="ce17">
            <text:p>18.104.716<text:s/></text:p>
          </table:table-cell>
          <table:table-cell office:value-type="float" office:value="1052385.8899999999" table:style-name="ce17">
            <text:p>1.052.386<text:s/></text:p>
          </table:table-cell>
          <table:table-cell office:value-type="float" office:value="2602669.13" table:style-name="ce17">
            <text:p>2.602.669<text:s/></text:p>
          </table:table-cell>
          <table:table-cell office:value-type="float" office:value="418036348.14999998" table:style-name="ce17">
            <text:p>418.036.348<text:s/></text:p>
          </table:table-cell>
          <table:table-cell office:value-type="float" office:value="23867" table:style-name="ce17">
            <text:p>23.867<text:s/></text:p>
          </table:table-cell>
          <table:table-cell office:value-type="float" office:value="683230607.0999999" table:style-name="ce18">
            <text:p>683.230.6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8156627.3099999996" table:style-name="ce17">
            <text:p>8.156.627<text:s/></text:p>
          </table:table-cell>
          <table:table-cell office:value-type="float" office:value="23200084.040000003" table:style-name="ce17">
            <text:p>23.200.084<text:s/></text:p>
          </table:table-cell>
          <table:table-cell office:value-type="float" office:value="250457231.44999999" table:style-name="ce17">
            <text:p>250.457.231<text:s/></text:p>
          </table:table-cell>
          <table:table-cell office:value-type="float" office:value="5994268.9699999997" table:style-name="ce17">
            <text:p>5.994.269<text:s/></text:p>
          </table:table-cell>
          <table:table-cell office:value-type="float" office:value="167171894.81999999" table:style-name="ce17">
            <text:p>167.171.895<text:s/></text:p>
          </table:table-cell>
          <table:table-cell office:value-type="float" office:value="131161912.88000001" table:style-name="ce17">
            <text:p>131.161.913<text:s/></text:p>
          </table:table-cell>
          <table:table-cell office:value-type="float" office:value="215926683.70000002" table:style-name="ce17">
            <text:p>215.926.684<text:s/></text:p>
          </table:table-cell>
          <table:table-cell office:value-type="float" office:value="94648160.75999999" table:style-name="ce17">
            <text:p>94.648.161<text:s/></text:p>
          </table:table-cell>
          <table:table-cell office:value-type="float" office:value="113214008.52" table:style-name="ce17">
            <text:p>113.214.009<text:s/></text:p>
          </table:table-cell>
          <table:table-cell office:value-type="float" office:value="30029493.100000001" table:style-name="ce17">
            <text:p>30.029.493<text:s/></text:p>
          </table:table-cell>
          <table:table-cell office:value-type="float" office:value="530100982.74000001" table:style-name="ce17">
            <text:p>530.100.983<text:s/></text:p>
          </table:table-cell>
          <table:table-cell office:value-type="float" office:value="53044471.140000001" table:style-name="ce17">
            <text:p>53.044.471<text:s/></text:p>
          </table:table-cell>
          <table:table-cell office:value-type="float" office:value="97746294.579999998" table:style-name="ce17">
            <text:p>97.746.295<text:s/></text:p>
          </table:table-cell>
          <table:table-cell office:value-type="float" office:value="61131881.089999996" table:style-name="ce17">
            <text:p>61.131.881<text:s/></text:p>
          </table:table-cell>
          <table:table-cell office:value-type="float" office:value="34090324.020000003" table:style-name="ce17">
            <text:p>34.090.324<text:s/></text:p>
          </table:table-cell>
          <table:table-cell office:value-type="float" office:value="139689982.09999999" table:style-name="ce17">
            <text:p>139.689.982<text:s/></text:p>
          </table:table-cell>
          <table:table-cell office:value-type="float" office:value="27008056.640000001" table:style-name="ce17">
            <text:p>27.008.057<text:s/></text:p>
          </table:table-cell>
          <table:table-cell office:value-type="float" office:value="376248250.80000001" table:style-name="ce17">
            <text:p>376.248.251<text:s/></text:p>
          </table:table-cell>
          <table:table-cell office:value-type="float" office:value="1066815169.65" table:style-name="ce17">
            <text:p>1.066.815.170<text:s/></text:p>
          </table:table-cell>
          <table:table-cell office:value-type="float" office:value="39780022.210000001" table:style-name="ce17">
            <text:p>39.780.022<text:s/></text:p>
          </table:table-cell>
          <table:table-cell office:value-type="float" office:value="20227409.620000001" table:style-name="ce17">
            <text:p>20.227.410<text:s/></text:p>
          </table:table-cell>
          <table:table-cell office:value-type="float" office:value="6840214.9299999997" table:style-name="ce17">
            <text:p>6.840.215<text:s/></text:p>
          </table:table-cell>
          <table:table-cell office:value-type="float" office:value="386989393.60000002" table:style-name="ce17">
            <text:p>386.989.394<text:s/></text:p>
          </table:table-cell>
          <table:table-cell office:value-type="float" office:value="277893922.31" table:style-name="ce17">
            <text:p>277.893.922<text:s/></text:p>
          </table:table-cell>
          <table:table-cell office:value-type="float" office:value="35307845.630000003" table:style-name="ce17">
            <text:p>35.307.846<text:s/></text:p>
          </table:table-cell>
          <table:table-cell office:value-type="float" office:value="2961698968.0799999" table:style-name="ce17">
            <text:p>2.961.698.968<text:s/></text:p>
          </table:table-cell>
          <table:table-cell office:value-type="float" office:value="14314270.569999998" table:style-name="ce17">
            <text:p>14.314.271<text:s/></text:p>
          </table:table-cell>
          <table:table-cell office:value-type="float" office:value="7168887825.2599993" table:style-name="ce18">
            <text:p>7.168.887.8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7363.49" table:style-name="ce17">
            <text:p>7.363<text:s/></text:p>
          </table:table-cell>
          <table:table-cell office:value-type="float" office:value="2631181.2000000002" table:style-name="ce17">
            <text:p>2.631.1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0589.16" table:style-name="ce17">
            <text:p>1.000.589<text:s/></text:p>
          </table:table-cell>
          <table:table-cell office:value-type="float" office:value="1490234.97" table:style-name="ce17">
            <text:p>1.490.23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10379.25" table:style-name="ce17">
            <text:p>910.379<text:s/></text:p>
          </table:table-cell>
          <table:table-cell office:value-type="float" office:value="4826.41" table:style-name="ce17">
            <text:p>4.826<text:s/></text:p>
          </table:table-cell>
          <table:table-cell office:value-type="float" office:value="17054446.289999999" table:style-name="ce17">
            <text:p>17.054.446<text:s/></text:p>
          </table:table-cell>
          <table:table-cell office:value-type="float" office:value="184.56" table:style-name="ce17">
            <text:p>1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3694.7" table:style-name="ce17">
            <text:p>123.695<text:s/></text:p>
          </table:table-cell>
          <table:table-cell office:value-type="float" office:value="2155607.7999999998" table:style-name="ce17">
            <text:p>2.155.6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143165.77" table:style-name="ce17">
            <text:p>11.143.1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64471.1699999999" table:style-name="ce17">
            <text:p>6.564.471<text:s/></text:p>
          </table:table-cell>
          <table:table-cell office:value-type="float" office:value="673923.81" table:style-name="ce17">
            <text:p>673.9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66231.26" table:style-name="ce17">
            <text:p>2.866.2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771287.52" table:style-name="ce17">
            <text:p>12.771.288<text:s/></text:p>
          </table:table-cell>
          <table:table-cell office:value-type="float" office:value="310.8" table:style-name="ce17">
            <text:p>311<text:s/></text:p>
          </table:table-cell>
          <table:table-cell office:value-type="float" office:value="59397898.159999996" table:style-name="ce18">
            <text:p>59.397.8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376922.7300000004" table:style-name="ce17">
            <text:p>8.376.923<text:s/></text:p>
          </table:table-cell>
          <table:table-cell office:value-type="float" office:value="26625835.57" table:style-name="ce17">
            <text:p>26.625.836<text:s/></text:p>
          </table:table-cell>
          <table:table-cell office:value-type="float" office:value="27719668.77" table:style-name="ce17">
            <text:p>27.719.669<text:s/></text:p>
          </table:table-cell>
          <table:table-cell office:value-type="float" office:value="24181229.510000002" table:style-name="ce17">
            <text:p>24.181.230<text:s/></text:p>
          </table:table-cell>
          <table:table-cell office:value-type="float" office:value="72565955.659999996" table:style-name="ce17">
            <text:p>72.565.956<text:s/></text:p>
          </table:table-cell>
          <table:table-cell office:value-type="float" office:value="55430942.920000002" table:style-name="ce17">
            <text:p>55.430.943<text:s/></text:p>
          </table:table-cell>
          <table:table-cell office:value-type="float" office:value="1477795828.3800001" table:style-name="ce17">
            <text:p>1.477.795.828<text:s/></text:p>
          </table:table-cell>
          <table:table-cell office:value-type="float" office:value="32856492.059999999" table:style-name="ce17">
            <text:p>32.856.492<text:s/></text:p>
          </table:table-cell>
          <table:table-cell office:value-type="float" office:value="48058355.770000003" table:style-name="ce17">
            <text:p>48.058.356<text:s/></text:p>
          </table:table-cell>
          <table:table-cell office:value-type="float" office:value="30669656.899999999" table:style-name="ce17">
            <text:p>30.669.657<text:s/></text:p>
          </table:table-cell>
          <table:table-cell office:value-type="float" office:value="187075598.37" table:style-name="ce17">
            <text:p>187.075.598<text:s/></text:p>
          </table:table-cell>
          <table:table-cell office:value-type="float" office:value="26055229.640000001" table:style-name="ce17">
            <text:p>26.055.230<text:s/></text:p>
          </table:table-cell>
          <table:table-cell office:value-type="float" office:value="27869687.609999999" table:style-name="ce17">
            <text:p>27.869.688<text:s/></text:p>
          </table:table-cell>
          <table:table-cell office:value-type="float" office:value="54239537.960000001" table:style-name="ce17">
            <text:p>54.239.538<text:s/></text:p>
          </table:table-cell>
          <table:table-cell office:value-type="float" office:value="56834004.710000001" table:style-name="ce17">
            <text:p>56.834.005<text:s/></text:p>
          </table:table-cell>
          <table:table-cell office:value-type="float" office:value="78337264.390000001" table:style-name="ce17">
            <text:p>78.337.264<text:s/></text:p>
          </table:table-cell>
          <table:table-cell office:value-type="float" office:value="25017986.620000001" table:style-name="ce17">
            <text:p>25.017.987<text:s/></text:p>
          </table:table-cell>
          <table:table-cell office:value-type="float" office:value="84288368.810000002" table:style-name="ce17">
            <text:p>84.288.369<text:s/></text:p>
          </table:table-cell>
          <table:table-cell office:value-type="float" office:value="300115220.83999997" table:style-name="ce17">
            <text:p>300.115.221<text:s/></text:p>
          </table:table-cell>
          <table:table-cell office:value-type="float" office:value="45330568.729999997" table:style-name="ce17">
            <text:p>45.330.569<text:s/></text:p>
          </table:table-cell>
          <table:table-cell office:value-type="float" office:value="27067501.539999999" table:style-name="ce17">
            <text:p>27.067.502<text:s/></text:p>
          </table:table-cell>
          <table:table-cell office:value-type="float" office:value="14877357.02" table:style-name="ce17">
            <text:p>14.877.357<text:s/></text:p>
          </table:table-cell>
          <table:table-cell office:value-type="float" office:value="139976152.91" table:style-name="ce17">
            <text:p>139.976.153<text:s/></text:p>
          </table:table-cell>
          <table:table-cell office:value-type="float" office:value="62179242.119999997" table:style-name="ce17">
            <text:p>62.179.242<text:s/></text:p>
          </table:table-cell>
          <table:table-cell office:value-type="float" office:value="21611892.02" table:style-name="ce17">
            <text:p>21.611.892<text:s/></text:p>
          </table:table-cell>
          <table:table-cell office:value-type="float" office:value="166584754.41" table:style-name="ce17">
            <text:p>166.584.754<text:s/></text:p>
          </table:table-cell>
          <table:table-cell office:value-type="float" office:value="11857377.83" table:style-name="ce17">
            <text:p>11.857.378<text:s/></text:p>
          </table:table-cell>
          <table:table-cell office:value-type="float" office:value="3133598633.7999997" table:style-name="ce18">
            <text:p>3.133.598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00533.82" table:style-name="ce17">
            <text:p>200.534<text:s/></text:p>
          </table:table-cell>
          <table:table-cell office:value-type="float" office:value="1394622.76" table:style-name="ce17">
            <text:p>1.394.623<text:s/></text:p>
          </table:table-cell>
          <table:table-cell office:value-type="float" office:value="19918435.75" table:style-name="ce17">
            <text:p>19.918.436<text:s/></text:p>
          </table:table-cell>
          <table:table-cell office:value-type="float" office:value="321900.78999999998" table:style-name="ce17">
            <text:p>321.901<text:s/></text:p>
          </table:table-cell>
          <table:table-cell office:value-type="float" office:value="-16415740.16" table:style-name="ce17">
            <text:p>(16.415.740)</text:p>
          </table:table-cell>
          <table:table-cell office:value-type="float" office:value="7798887.3899999997" table:style-name="ce17">
            <text:p>7.798.887<text:s/></text:p>
          </table:table-cell>
          <table:table-cell office:value-type="float" office:value="374801934.93000007" table:style-name="ce17">
            <text:p>374.801.935<text:s/></text:p>
          </table:table-cell>
          <table:table-cell office:value-type="float" office:value="2188500.4200000004" table:style-name="ce17">
            <text:p>2.188.500<text:s/></text:p>
          </table:table-cell>
          <table:table-cell office:value-type="float" office:value="7437008.3499999996" table:style-name="ce17">
            <text:p>7.437.008<text:s/></text:p>
          </table:table-cell>
          <table:table-cell office:value-type="float" office:value="1548379.7400000002" table:style-name="ce17">
            <text:p>1.548.380<text:s/></text:p>
          </table:table-cell>
          <table:table-cell office:value-type="float" office:value="-25769392.189999998" table:style-name="ce17">
            <text:p>(25.769.392)</text:p>
          </table:table-cell>
          <table:table-cell office:value-type="float" office:value="-1003437.6299999999" table:style-name="ce17">
            <text:p>(1.003.438)</text:p>
          </table:table-cell>
          <table:table-cell office:value-type="float" office:value="-3139991.12" table:style-name="ce17">
            <text:p>(3.139.991)</text:p>
          </table:table-cell>
          <table:table-cell office:value-type="float" office:value="1403437.98" table:style-name="ce17">
            <text:p>1.403.438<text:s/></text:p>
          </table:table-cell>
          <table:table-cell office:value-type="float" office:value="5113086.3900000006" table:style-name="ce17">
            <text:p>5.113.086<text:s/></text:p>
          </table:table-cell>
          <table:table-cell office:value-type="float" office:value="4098450.1499999994" table:style-name="ce17">
            <text:p>4.098.450<text:s/></text:p>
          </table:table-cell>
          <table:table-cell office:value-type="float" office:value="514068.83999999997" table:style-name="ce17">
            <text:p>514.069<text:s/></text:p>
          </table:table-cell>
          <table:table-cell office:value-type="float" office:value="32795957.919999998" table:style-name="ce17">
            <text:p>32.795.958<text:s/></text:p>
          </table:table-cell>
          <table:table-cell office:value-type="float" office:value="604699543.87" table:style-name="ce17">
            <text:p>604.699.544<text:s/></text:p>
          </table:table-cell>
          <table:table-cell office:value-type="float" office:value="4416556.6800000006" table:style-name="ce17">
            <text:p>4.416.557<text:s/></text:p>
          </table:table-cell>
          <table:table-cell office:value-type="float" office:value="753631.8" table:style-name="ce17">
            <text:p>753.632<text:s/></text:p>
          </table:table-cell>
          <table:table-cell office:value-type="float" office:value="-220128.31" table:style-name="ce17">
            <text:p>(220.128)</text:p>
          </table:table-cell>
          <table:table-cell office:value-type="float" office:value="13491882.570000002" table:style-name="ce17">
            <text:p>13.491.883<text:s/></text:p>
          </table:table-cell>
          <table:table-cell office:value-type="float" office:value="15774514.58" table:style-name="ce17">
            <text:p>15.774.515<text:s/></text:p>
          </table:table-cell>
          <table:table-cell office:value-type="float" office:value="644093.63" table:style-name="ce17">
            <text:p>644.094<text:s/></text:p>
          </table:table-cell>
          <table:table-cell office:value-type="float" office:value="147623402.23999998" table:style-name="ce17">
            <text:p>147.623.402<text:s/></text:p>
          </table:table-cell>
          <table:table-cell office:value-type="float" office:value="82258.25" table:style-name="ce17">
            <text:p>82.258<text:s/></text:p>
          </table:table-cell>
          <table:table-cell office:value-type="float" office:value="1200472399.4400001" table:style-name="ce18">
            <text:p>1.200.472.39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1586917.57" table:style-name="ce21">
            <text:p>51.586.918<text:s/></text:p>
          </table:table-cell>
          <table:table-cell office:value-type="float" office:value="176309361.30000001" table:style-name="ce21">
            <text:p>176.309.361<text:s/></text:p>
          </table:table-cell>
          <table:table-cell office:value-type="float" office:value="903969059.63999999" table:style-name="ce21">
            <text:p>903.969.060<text:s/></text:p>
          </table:table-cell>
          <table:table-cell office:value-type="float" office:value="57277617.039999999" table:style-name="ce21">
            <text:p>57.277.617<text:s/></text:p>
          </table:table-cell>
          <table:table-cell office:value-type="float" office:value="1182996333.8600001" table:style-name="ce21">
            <text:p>1.182.996.334<text:s/></text:p>
          </table:table-cell>
          <table:table-cell office:value-type="float" office:value="890899956.68000007" table:style-name="ce21">
            <text:p>890.899.957<text:s/></text:p>
          </table:table-cell>
          <table:table-cell office:value-type="float" office:value="7588835245.0799999" table:style-name="ce21">
            <text:p>7.588.835.245<text:s/></text:p>
          </table:table-cell>
          <table:table-cell office:value-type="float" office:value="1071286516.7399999" table:style-name="ce21">
            <text:p>1.071.286.517<text:s/></text:p>
          </table:table-cell>
          <table:table-cell office:value-type="float" office:value="760017358.12" table:style-name="ce21">
            <text:p>760.017.358<text:s/></text:p>
          </table:table-cell>
          <table:table-cell office:value-type="float" office:value="456175298.96999997" table:style-name="ce21">
            <text:p>456.175.299<text:s/></text:p>
          </table:table-cell>
          <table:table-cell office:value-type="float" office:value="3879618871.3899999" table:style-name="ce21">
            <text:p>3.879.618.871<text:s/></text:p>
          </table:table-cell>
          <table:table-cell office:value-type="float" office:value="332264338.17000002" table:style-name="ce21">
            <text:p>332.264.338<text:s/></text:p>
          </table:table-cell>
          <table:table-cell office:value-type="float" office:value="517552220.82999992" table:style-name="ce21">
            <text:p>517.552.221<text:s/></text:p>
          </table:table-cell>
          <table:table-cell office:value-type="float" office:value="548450322.1099999" table:style-name="ce21">
            <text:p>548.450.322<text:s/></text:p>
          </table:table-cell>
          <table:table-cell office:value-type="float" office:value="261311219.38000003" table:style-name="ce21">
            <text:p>261.311.219<text:s/></text:p>
          </table:table-cell>
          <table:table-cell office:value-type="float" office:value="1160748542.3" table:style-name="ce21">
            <text:p>1.160.748.542<text:s/></text:p>
          </table:table-cell>
          <table:table-cell office:value-type="float" office:value="162214178.40000001" table:style-name="ce21">
            <text:p>162.214.178<text:s/></text:p>
          </table:table-cell>
          <table:table-cell office:value-type="float" office:value="3433631317.6599998" table:style-name="ce21">
            <text:p>3.433.631.318<text:s/></text:p>
          </table:table-cell>
          <table:table-cell office:value-type="float" office:value="9006820453.6899986" table:style-name="ce21">
            <text:p>9.006.820.454<text:s/></text:p>
          </table:table-cell>
          <table:table-cell office:value-type="float" office:value="268761767.15999997" table:style-name="ce21">
            <text:p>268.761.767<text:s/></text:p>
          </table:table-cell>
          <table:table-cell office:value-type="float" office:value="160010307.84" table:style-name="ce21">
            <text:p>160.010.308<text:s/></text:p>
          </table:table-cell>
          <table:table-cell office:value-type="float" office:value="54210133.200000003" table:style-name="ce21">
            <text:p>54.210.133<text:s/></text:p>
          </table:table-cell>
          <table:table-cell office:value-type="float" office:value="2996144257.3899999" table:style-name="ce21">
            <text:p>2.996.144.257<text:s/></text:p>
          </table:table-cell>
          <table:table-cell office:value-type="float" office:value="3058365013.3400002" table:style-name="ce21">
            <text:p>3.058.365.013<text:s/></text:p>
          </table:table-cell>
          <table:table-cell office:value-type="float" office:value="185097958.65000001" table:style-name="ce21">
            <text:p>185.097.959<text:s/></text:p>
          </table:table-cell>
          <table:table-cell office:value-type="float" office:value="30799534861.099998" table:style-name="ce21">
            <text:p>30.799.534.861<text:s/></text:p>
          </table:table-cell>
          <table:table-cell office:value-type="float" office:value="85363752.929999992" table:style-name="ce21">
            <text:p>85.363.753<text:s/></text:p>
          </table:table-cell>
          <table:table-cell office:value-type="float" office:value="70049453180.539993" table:style-name="ce22">
            <text:p>70.049.453.18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88437707.257682428" table:style-name="ce25">
            <text:p>88.437.707<text:s/></text:p>
          </table:table-cell>
          <table:table-cell office:value-type="float" office:value="197725155.45561475" table:style-name="ce25">
            <text:p>197.725.155<text:s/></text:p>
          </table:table-cell>
          <table:table-cell office:value-type="float" office:value="224475458.66310468" table:style-name="ce25">
            <text:p>224.475.459<text:s/></text:p>
          </table:table-cell>
          <table:table-cell office:value-type="float" office:value="49105757.686720297" table:style-name="ce25">
            <text:p>49.105.758<text:s/></text:p>
          </table:table-cell>
          <table:table-cell office:value-type="float" office:value="1004010348.0463465" table:style-name="ce25">
            <text:p>1.004.010.348<text:s/></text:p>
          </table:table-cell>
          <table:table-cell office:value-type="float" office:value="624733242.50848401" table:style-name="ce25">
            <text:p>624.733.243<text:s/></text:p>
          </table:table-cell>
          <table:table-cell office:value-type="float" office:value="552427336.54767966" table:style-name="ce25">
            <text:p>552.427.337<text:s/></text:p>
          </table:table-cell>
          <table:table-cell office:value-type="float" office:value="508058323.07184321" table:style-name="ce25">
            <text:p>508.058.323<text:s/></text:p>
          </table:table-cell>
          <table:table-cell office:value-type="float" office:value="506976477.07770008" table:style-name="ce25">
            <text:p>506.976.477<text:s/></text:p>
          </table:table-cell>
          <table:table-cell office:value-type="float" office:value="520659894.23721635" table:style-name="ce25">
            <text:p>520.659.894<text:s/></text:p>
          </table:table-cell>
          <table:table-cell office:value-type="float" office:value="2420974859.7603993" table:style-name="ce25">
            <text:p>2.420.974.860<text:s/></text:p>
          </table:table-cell>
          <table:table-cell office:value-type="float" office:value="344268431.53799957" table:style-name="ce25">
            <text:p>344.268.432<text:s/></text:p>
          </table:table-cell>
          <table:table-cell office:value-type="float" office:value="487298872.21429288" table:style-name="ce25">
            <text:p>487.298.872<text:s/></text:p>
          </table:table-cell>
          <table:table-cell office:value-type="float" office:value="610276649.24199402" table:style-name="ce25">
            <text:p>610.276.649<text:s/></text:p>
          </table:table-cell>
          <table:table-cell office:value-type="float" office:value="304296388.03079695" table:style-name="ce25">
            <text:p>304.296.388<text:s/></text:p>
          </table:table-cell>
          <table:table-cell office:value-type="float" office:value="696897962.85166025" table:style-name="ce25">
            <text:p>696.897.963<text:s/></text:p>
          </table:table-cell>
          <table:table-cell office:value-type="float" office:value="216931539.30366659" table:style-name="ce25">
            <text:p>216.931.539<text:s/></text:p>
          </table:table-cell>
          <table:table-cell office:value-type="float" office:value="1584991283.3679745" table:style-name="ce25">
            <text:p>1.584.991.283<text:s/></text:p>
          </table:table-cell>
          <table:table-cell office:value-type="float" office:value="1715093619.562855" table:style-name="ce25">
            <text:p>1.715.093.620<text:s/></text:p>
          </table:table-cell>
          <table:table-cell office:value-type="float" office:value="302796302.34526056" table:style-name="ce25">
            <text:p>302.796.302<text:s/></text:p>
          </table:table-cell>
          <table:table-cell office:value-type="float" office:value="132526330.85261421" table:style-name="ce25">
            <text:p>132.526.331<text:s/></text:p>
          </table:table-cell>
          <table:table-cell office:value-type="float" office:value="69570829.794746831" table:style-name="ce25">
            <text:p>69.570.830<text:s/></text:p>
          </table:table-cell>
          <table:table-cell office:value-type="float" office:value="1433420117.2168922" table:style-name="ce25">
            <text:p>1.433.420.117<text:s/></text:p>
          </table:table-cell>
          <table:table-cell office:value-type="float" office:value="1140476479.57357" table:style-name="ce25">
            <text:p>1.140.476.480<text:s/></text:p>
          </table:table-cell>
          <table:table-cell office:value-type="float" office:value="249145551.10348439" table:style-name="ce25">
            <text:p>249.145.551<text:s/></text:p>
          </table:table-cell>
          <table:table-cell office:value-type="float" office:value="7124187888.4966583" table:style-name="ce25">
            <text:p>7.124.187.888<text:s/></text:p>
          </table:table-cell>
          <table:table-cell office:value-type="float" office:value="172961166.522742" table:style-name="ce25">
            <text:p>172.961.167<text:s/></text:p>
          </table:table-cell>
          <table:table-cell office:value-type="float" office:value="23282723972.330002" table:style-name="ce26">
            <text:p>23.282.723.972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40024624.82768244" table:style-name="ce21">
            <text:p>140.024.625<text:s/></text:p>
          </table:table-cell>
          <table:table-cell office:value-type="float" office:value="374034516.75561476" table:style-name="ce21">
            <text:p>374.034.517<text:s/></text:p>
          </table:table-cell>
          <table:table-cell office:value-type="float" office:value="1128444518.3031046" table:style-name="ce21">
            <text:p>1.128.444.518<text:s/></text:p>
          </table:table-cell>
          <table:table-cell office:value-type="float" office:value="106383374.7267203" table:style-name="ce21">
            <text:p>106.383.375<text:s/></text:p>
          </table:table-cell>
          <table:table-cell office:value-type="float" office:value="2187006681.9063468" table:style-name="ce21">
            <text:p>2.187.006.682<text:s/></text:p>
          </table:table-cell>
          <table:table-cell office:value-type="float" office:value="1515633199.1884842" table:style-name="ce21">
            <text:p>1.515.633.199<text:s/></text:p>
          </table:table-cell>
          <table:table-cell office:value-type="float" office:value="8141262581.6276798" table:style-name="ce21">
            <text:p>8.141.262.582<text:s/></text:p>
          </table:table-cell>
          <table:table-cell office:value-type="float" office:value="1579344839.8118432" table:style-name="ce21">
            <text:p>1.579.344.840<text:s/></text:p>
          </table:table-cell>
          <table:table-cell office:value-type="float" office:value="1266993835.1977" table:style-name="ce21">
            <text:p>1.266.993.835<text:s/></text:p>
          </table:table-cell>
          <table:table-cell office:value-type="float" office:value="976835193.20721626" table:style-name="ce21">
            <text:p>976.835.193<text:s/></text:p>
          </table:table-cell>
          <table:table-cell office:value-type="float" office:value="6300593731.1503992" table:style-name="ce21">
            <text:p>6.300.593.731<text:s/></text:p>
          </table:table-cell>
          <table:table-cell office:value-type="float" office:value="676532769.70799959" table:style-name="ce21">
            <text:p>676.532.770<text:s/></text:p>
          </table:table-cell>
          <table:table-cell office:value-type="float" office:value="1004851093.0442928" table:style-name="ce21">
            <text:p>1.004.851.093<text:s/></text:p>
          </table:table-cell>
          <table:table-cell office:value-type="float" office:value="1158726971.351994" table:style-name="ce21">
            <text:p>1.158.726.971<text:s/></text:p>
          </table:table-cell>
          <table:table-cell office:value-type="float" office:value="565607607.410797" table:style-name="ce21">
            <text:p>565.607.607<text:s/></text:p>
          </table:table-cell>
          <table:table-cell office:value-type="float" office:value="1857646505.1516602" table:style-name="ce21">
            <text:p>1.857.646.505<text:s/></text:p>
          </table:table-cell>
          <table:table-cell office:value-type="float" office:value="379145717.70366657" table:style-name="ce21">
            <text:p>379.145.718<text:s/></text:p>
          </table:table-cell>
          <table:table-cell office:value-type="float" office:value="5018622601.0279741" table:style-name="ce21">
            <text:p>5.018.622.601<text:s/></text:p>
          </table:table-cell>
          <table:table-cell office:value-type="float" office:value="10721914073.252853" table:style-name="ce21">
            <text:p>10.721.914.073<text:s/></text:p>
          </table:table-cell>
          <table:table-cell office:value-type="float" office:value="571558069.50526047" table:style-name="ce21">
            <text:p>571.558.070<text:s/></text:p>
          </table:table-cell>
          <table:table-cell office:value-type="float" office:value="292536638.6926142" table:style-name="ce21">
            <text:p>292.536.639<text:s/></text:p>
          </table:table-cell>
          <table:table-cell office:value-type="float" office:value="123780962.99474683" table:style-name="ce21">
            <text:p>123.780.963<text:s/></text:p>
          </table:table-cell>
          <table:table-cell office:value-type="float" office:value="4429564374.6068916" table:style-name="ce21">
            <text:p>4.429.564.375<text:s/></text:p>
          </table:table-cell>
          <table:table-cell office:value-type="float" office:value="4198841492.9135704" table:style-name="ce21">
            <text:p>4.198.841.493<text:s/></text:p>
          </table:table-cell>
          <table:table-cell office:value-type="float" office:value="434243509.75348437" table:style-name="ce21">
            <text:p>434.243.510<text:s/></text:p>
          </table:table-cell>
          <table:table-cell office:value-type="float" office:value="37923722749.596657" table:style-name="ce21">
            <text:p>37.923.722.750<text:s/></text:p>
          </table:table-cell>
          <table:table-cell office:value-type="float" office:value="258324919.45274198" table:style-name="ce21">
            <text:p>258.324.919<text:s/></text:p>
          </table:table-cell>
          <table:table-cell office:value-type="float" office:value="93332177152.869995" table:style-name="ce22">
            <text:p>93.332.177.153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29873.35934839246" table:style-name="ce27">
            <text:p>529.873<text:s/></text:p>
          </table:table-cell>
          <table:table-cell office:value-type="float" office:value="2065017.9082487964" table:style-name="ce27">
            <text:p>2.065.018<text:s/></text:p>
          </table:table-cell>
          <table:table-cell office:value-type="float" office:value="1291764.6920904957" table:style-name="ce27">
            <text:p>1.291.765<text:s/></text:p>
          </table:table-cell>
          <table:table-cell office:value-type="float" office:value="491004.513990279" table:style-name="ce27">
            <text:p>491.005<text:s/></text:p>
          </table:table-cell>
          <table:table-cell office:value-type="float" office:value="5300302.5253042709" table:style-name="ce27">
            <text:p>5.300.303<text:s/></text:p>
          </table:table-cell>
          <table:table-cell office:value-type="float" office:value="11612330.625759849" table:style-name="ce27">
            <text:p>11.612.331<text:s/></text:p>
          </table:table-cell>
          <table:table-cell office:value-type="float" office:value="9695291.7213498279" table:style-name="ce27">
            <text:p>9.695.292<text:s/></text:p>
          </table:table-cell>
          <table:table-cell office:value-type="float" office:value="2675660.9791772771" table:style-name="ce27">
            <text:p>2.675.661<text:s/></text:p>
          </table:table-cell>
          <table:table-cell office:value-type="float" office:value="4845700.219242624" table:style-name="ce27">
            <text:p>4.845.700<text:s/></text:p>
          </table:table-cell>
          <table:table-cell office:value-type="float" office:value="1425545.450873317" table:style-name="ce27">
            <text:p>1.425.545<text:s/></text:p>
          </table:table-cell>
          <table:table-cell office:value-type="float" office:value="11821222.614377182" table:style-name="ce27">
            <text:p>11.821.223<text:s/></text:p>
          </table:table-cell>
          <table:table-cell office:value-type="float" office:value="1638787.2995219491" table:style-name="ce27">
            <text:p>1.638.787<text:s/></text:p>
          </table:table-cell>
          <table:table-cell office:value-type="float" office:value="5302994.4393069632" table:style-name="ce27">
            <text:p>5.302.994<text:s/></text:p>
          </table:table-cell>
          <table:table-cell office:value-type="float" office:value="2383612.5621652482" table:style-name="ce27">
            <text:p>2.383.613<text:s/></text:p>
          </table:table-cell>
          <table:table-cell office:value-type="float" office:value="1762886.3053903016" table:style-name="ce27">
            <text:p>1.762.886<text:s/></text:p>
          </table:table-cell>
          <table:table-cell office:value-type="float" office:value="5269506.0387137448" table:style-name="ce27">
            <text:p>5.269.506<text:s/></text:p>
          </table:table-cell>
          <table:table-cell office:value-type="float" office:value="902962.20753588248" table:style-name="ce27">
            <text:p>902.962<text:s/></text:p>
          </table:table-cell>
          <table:table-cell office:value-type="float" office:value="24943368.230051428" table:style-name="ce27">
            <text:p>24.943.368<text:s/></text:p>
          </table:table-cell>
          <table:table-cell office:value-type="float" office:value="7650634913.193491" table:style-name="ce27">
            <text:p>7.650.634.913<text:s/></text:p>
          </table:table-cell>
          <table:table-cell office:value-type="float" office:value="6128460.4445058461" table:style-name="ce27">
            <text:p>6.128.460<text:s/></text:p>
          </table:table-cell>
          <table:table-cell office:value-type="float" office:value="722707.85761156993" table:style-name="ce27">
            <text:p>722.708<text:s/></text:p>
          </table:table-cell>
          <table:table-cell office:value-type="float" office:value="239516.66530449703" table:style-name="ce27">
            <text:p>239.517<text:s/></text:p>
          </table:table-cell>
          <table:table-cell office:value-type="float" office:value="9868001.1341731437" table:style-name="ce27">
            <text:p>9.868.001<text:s/></text:p>
          </table:table-cell>
          <table:table-cell office:value-type="float" office:value="9588309.3363431897" table:style-name="ce27">
            <text:p>9.588.309<text:s/></text:p>
          </table:table-cell>
          <table:table-cell office:value-type="float" office:value="841939.64204533806" table:style-name="ce27">
            <text:p>841.940<text:s/></text:p>
          </table:table-cell>
          <table:table-cell office:value-type="float" office:value="49318017.858917259" table:style-name="ce27">
            <text:p>49.318.018<text:s/></text:p>
          </table:table-cell>
          <table:table-cell office:value-type="float" office:value="730922.7751660021" table:style-name="ce27">
            <text:p>730.923<text:s/></text:p>
          </table:table-cell>
          <table:table-cell office:value-type="float" office:value="7822030620.6000004" table:style-name="ce28">
            <text:p>7.822.030.62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40554498.18703082" table:style-name="ce21">
            <text:p>140.554.498<text:s/></text:p>
          </table:table-cell>
          <table:table-cell office:value-type="float" office:value="376099534.66386354" table:style-name="ce21">
            <text:p>376.099.535<text:s/></text:p>
          </table:table-cell>
          <table:table-cell office:value-type="float" office:value="1129736282.9951952" table:style-name="ce21">
            <text:p>1.129.736.283<text:s/></text:p>
          </table:table-cell>
          <table:table-cell office:value-type="float" office:value="106874379.24071059" table:style-name="ce21">
            <text:p>106.874.379<text:s/></text:p>
          </table:table-cell>
          <table:table-cell office:value-type="float" office:value="2192306984.4316511" table:style-name="ce21">
            <text:p>2.192.306.984<text:s/></text:p>
          </table:table-cell>
          <table:table-cell office:value-type="float" office:value="1527245529.814244" table:style-name="ce21">
            <text:p>1.527.245.530<text:s/></text:p>
          </table:table-cell>
          <table:table-cell office:value-type="float" office:value="8150957873.3490295" table:style-name="ce21">
            <text:p>8.150.957.873<text:s/></text:p>
          </table:table-cell>
          <table:table-cell office:value-type="float" office:value="1582020500.7910204" table:style-name="ce21">
            <text:p>1.582.020.501<text:s/></text:p>
          </table:table-cell>
          <table:table-cell office:value-type="float" office:value="1271839535.4169426" table:style-name="ce21">
            <text:p>1.271.839.535<text:s/></text:p>
          </table:table-cell>
          <table:table-cell office:value-type="float" office:value="978260738.65808964" table:style-name="ce21">
            <text:p>978.260.739<text:s/></text:p>
          </table:table-cell>
          <table:table-cell office:value-type="float" office:value="6312414953.7647762" table:style-name="ce21">
            <text:p>6.312.414.954<text:s/></text:p>
          </table:table-cell>
          <table:table-cell office:value-type="float" office:value="678171557.00752151" table:style-name="ce21">
            <text:p>678.171.557<text:s/></text:p>
          </table:table-cell>
          <table:table-cell office:value-type="float" office:value="1010154087.4835998" table:style-name="ce21">
            <text:p>1.010.154.087<text:s/></text:p>
          </table:table-cell>
          <table:table-cell office:value-type="float" office:value="1161110583.9141593" table:style-name="ce21">
            <text:p>1.161.110.584<text:s/></text:p>
          </table:table-cell>
          <table:table-cell office:value-type="float" office:value="567370493.71618736" table:style-name="ce21">
            <text:p>567.370.494<text:s/></text:p>
          </table:table-cell>
          <table:table-cell office:value-type="float" office:value="1862916011.1903739" table:style-name="ce21">
            <text:p>1.862.916.011<text:s/></text:p>
          </table:table-cell>
          <table:table-cell office:value-type="float" office:value="380048679.91120243" table:style-name="ce21">
            <text:p>380.048.680<text:s/></text:p>
          </table:table-cell>
          <table:table-cell office:value-type="float" office:value="5043565969.2580252" table:style-name="ce21">
            <text:p>5.043.565.969<text:s/></text:p>
          </table:table-cell>
          <table:table-cell office:value-type="float" office:value="18372548986.446342" table:style-name="ce21">
            <text:p>18.372.548.986<text:s/></text:p>
          </table:table-cell>
          <table:table-cell office:value-type="float" office:value="577686529.94976628" table:style-name="ce21">
            <text:p>577.686.530<text:s/></text:p>
          </table:table-cell>
          <table:table-cell office:value-type="float" office:value="293259346.55022579" table:style-name="ce21">
            <text:p>293.259.347<text:s/></text:p>
          </table:table-cell>
          <table:table-cell office:value-type="float" office:value="124020479.66005133" table:style-name="ce21">
            <text:p>124.020.480<text:s/></text:p>
          </table:table-cell>
          <table:table-cell office:value-type="float" office:value="4439432375.741065" table:style-name="ce21">
            <text:p>4.439.432.376<text:s/></text:p>
          </table:table-cell>
          <table:table-cell office:value-type="float" office:value="4208429802.2499137" table:style-name="ce21">
            <text:p>4.208.429.802<text:s/></text:p>
          </table:table-cell>
          <table:table-cell office:value-type="float" office:value="435085449.39552969" table:style-name="ce21">
            <text:p>435.085.449<text:s/></text:p>
          </table:table-cell>
          <table:table-cell office:value-type="float" office:value="37973040767.455574" table:style-name="ce21">
            <text:p>37.973.040.767<text:s/></text:p>
          </table:table-cell>
          <table:table-cell office:value-type="float" office:value="259055842.22790799" table:style-name="ce21">
            <text:p>259.055.842<text:s/></text:p>
          </table:table-cell>
          <table:table-cell office:value-type="float" office:value="101154207773.47" table:style-name="ce22">
            <text:p>101.154.207.77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5-12T18:15:57Z</dc:date>
    <meta:print-date>2011-05-12T16:46:54Z</meta:print-date>
    <meta:editing-cycles>42</meta:editing-cycles>
    <meta:editing-duration>PT4469S</meta:editing-duration>
  </office:meta>
</office:document-meta>
</file>